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ILS-ES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20521" calcext:value-type="float">
            <text:p>0,120521</text:p>
          </table:table-cell>
          <table:table-cell office:value-type="float" office:value="148" calcext:value-type="float">
            <text:p>148</text:p>
          </table:table-cell>
          <table:table-cell office:value-type="float" office:value="0.137259" calcext:value-type="float">
            <text:p>0,137259</text:p>
          </table:table-cell>
          <table:table-cell table:style-name="ce1" office:value-type="float" office:value="2704176117" calcext:value-type="float">
            <text:p>2704176117</text:p>
          </table:table-cell>
          <table:table-cell office:value-type="float" office:value="3.68204" calcext:value-type="float">
            <text:p>3,68204</text:p>
          </table:table-cell>
          <table:table-cell office:value-type="float" office:value="1298" calcext:value-type="float">
            <text:p>1298</text:p>
          </table:table-cell>
          <table:table-cell office:value-type="float" office:value="4.91294" calcext:value-type="float">
            <text:p>4,91294</text:p>
          </table:table-cell>
          <table:table-cell table:style-name="ce1" office:value-type="float" office:value="48703590796" calcext:value-type="float">
            <text:p>4870359079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405451164" calcext:value-type="float">
            <text:p>2405451164</text:p>
          </table:table-cell>
          <table:table-cell office:value-type="float" office:value="0.592713" calcext:value-type="float">
            <text:p>0,592713</text:p>
          </table:table-cell>
          <table:table-cell office:value-type="float" office:value="1111" calcext:value-type="float">
            <text:p>1111</text:p>
          </table:table-cell>
          <table:table-cell office:value-type="float" office:value="1.12787" calcext:value-type="float">
            <text:p>1,12787</text:p>
          </table:table-cell>
          <table:table-cell table:style-name="ce1" office:value-type="float" office:value="17480705517" calcext:value-type="float">
            <text:p>17480705517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20521" calcext:value-type="float">
            <text:p>0,120521</text:p>
          </table:table-cell>
          <table:table-cell office:value-type="float" office:value="148" calcext:value-type="float">
            <text:p>148</text:p>
          </table:table-cell>
          <table:table-cell office:value-type="float" office:value="0.137259" calcext:value-type="float">
            <text:p>0,137259</text:p>
          </table:table-cell>
          <table:table-cell table:style-name="ce1" office:value-type="float" office:value="2638647240" calcext:value-type="float">
            <text:p>2638647240</text:p>
          </table:table-cell>
          <table:table-cell office:value-type="float" office:value="3.68204" calcext:value-type="float">
            <text:p>3,68204</text:p>
          </table:table-cell>
          <table:table-cell office:value-type="float" office:value="1298" calcext:value-type="float">
            <text:p>1298</text:p>
          </table:table-cell>
          <table:table-cell office:value-type="float" office:value="4.91294" calcext:value-type="float">
            <text:p>4,91294</text:p>
          </table:table-cell>
          <table:table-cell table:style-name="ce1" office:value-type="float" office:value="48909093001" calcext:value-type="float">
            <text:p>4890909300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353344993" calcext:value-type="float">
            <text:p>2353344993</text:p>
          </table:table-cell>
          <table:table-cell office:value-type="float" office:value="0.592713" calcext:value-type="float">
            <text:p>0,592713</text:p>
          </table:table-cell>
          <table:table-cell office:value-type="float" office:value="1111" calcext:value-type="float">
            <text:p>1111</text:p>
          </table:table-cell>
          <table:table-cell office:value-type="float" office:value="1.12787" calcext:value-type="float">
            <text:p>1,12787</text:p>
          </table:table-cell>
          <table:table-cell table:style-name="ce1" office:value-type="float" office:value="17284528722" calcext:value-type="float">
            <text:p>17284528722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20521" calcext:value-type="float">
            <text:p>0,120521</text:p>
          </table:table-cell>
          <table:table-cell office:value-type="float" office:value="148" calcext:value-type="float">
            <text:p>148</text:p>
          </table:table-cell>
          <table:table-cell office:value-type="float" office:value="0.137259" calcext:value-type="float">
            <text:p>0,137259</text:p>
          </table:table-cell>
          <table:table-cell table:style-name="ce1" office:value-type="float" office:value="2503325942" calcext:value-type="float">
            <text:p>2503325942</text:p>
          </table:table-cell>
          <table:table-cell office:value-type="float" office:value="3.68204" calcext:value-type="float">
            <text:p>3,68204</text:p>
          </table:table-cell>
          <table:table-cell office:value-type="float" office:value="1298" calcext:value-type="float">
            <text:p>1298</text:p>
          </table:table-cell>
          <table:table-cell office:value-type="float" office:value="4.91294" calcext:value-type="float">
            <text:p>4,91294</text:p>
          </table:table-cell>
          <table:table-cell table:style-name="ce1" office:value-type="float" office:value="49381146679" calcext:value-type="float">
            <text:p>4938114667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348559177" calcext:value-type="float">
            <text:p>2348559177</text:p>
          </table:table-cell>
          <table:table-cell office:value-type="float" office:value="0.592713" calcext:value-type="float">
            <text:p>0,592713</text:p>
          </table:table-cell>
          <table:table-cell office:value-type="float" office:value="1111" calcext:value-type="float">
            <text:p>1111</text:p>
          </table:table-cell>
          <table:table-cell office:value-type="float" office:value="1.12787" calcext:value-type="float">
            <text:p>1,12787</text:p>
          </table:table-cell>
          <table:table-cell table:style-name="ce1" office:value-type="float" office:value="17427469024" calcext:value-type="float">
            <text:p>17427469024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20521" calcext:value-type="float">
            <text:p>0,120521</text:p>
          </table:table-cell>
          <table:table-cell office:value-type="float" office:value="148" calcext:value-type="float">
            <text:p>148</text:p>
          </table:table-cell>
          <table:table-cell office:value-type="float" office:value="0.137259" calcext:value-type="float">
            <text:p>0,137259</text:p>
          </table:table-cell>
          <table:table-cell table:style-name="ce1" office:value-type="float" office:value="2496794232" calcext:value-type="float">
            <text:p>2496794232</text:p>
          </table:table-cell>
          <table:table-cell office:value-type="float" office:value="3.68204" calcext:value-type="float">
            <text:p>3,68204</text:p>
          </table:table-cell>
          <table:table-cell office:value-type="float" office:value="1298" calcext:value-type="float">
            <text:p>1298</text:p>
          </table:table-cell>
          <table:table-cell office:value-type="float" office:value="4.91294" calcext:value-type="float">
            <text:p>4,91294</text:p>
          </table:table-cell>
          <table:table-cell table:style-name="ce1" office:value-type="float" office:value="49293253836" calcext:value-type="float">
            <text:p>4929325383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350415271" calcext:value-type="float">
            <text:p>2350415271</text:p>
          </table:table-cell>
          <table:table-cell office:value-type="float" office:value="0.592713" calcext:value-type="float">
            <text:p>0,592713</text:p>
          </table:table-cell>
          <table:table-cell office:value-type="float" office:value="1111" calcext:value-type="float">
            <text:p>1111</text:p>
          </table:table-cell>
          <table:table-cell office:value-type="float" office:value="1.12787" calcext:value-type="float">
            <text:p>1,12787</text:p>
          </table:table-cell>
          <table:table-cell table:style-name="ce1" office:value-type="float" office:value="17477727209" calcext:value-type="float">
            <text:p>17477727209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20521" calcext:value-type="float">
            <text:p>0,120521</text:p>
          </table:table-cell>
          <table:table-cell office:value-type="float" office:value="148" calcext:value-type="float">
            <text:p>148</text:p>
          </table:table-cell>
          <table:table-cell office:value-type="float" office:value="0.137259" calcext:value-type="float">
            <text:p>0,137259</text:p>
          </table:table-cell>
          <table:table-cell table:style-name="ce1" office:value-type="float" office:value="2383030578" calcext:value-type="float">
            <text:p>2383030578</text:p>
          </table:table-cell>
          <table:table-cell office:value-type="float" office:value="3.68204" calcext:value-type="float">
            <text:p>3,68204</text:p>
          </table:table-cell>
          <table:table-cell office:value-type="float" office:value="1298" calcext:value-type="float">
            <text:p>1298</text:p>
          </table:table-cell>
          <table:table-cell office:value-type="float" office:value="4.91294" calcext:value-type="float">
            <text:p>4,91294</text:p>
          </table:table-cell>
          <table:table-cell table:style-name="ce1" office:value-type="float" office:value="49167634340" calcext:value-type="float">
            <text:p>4916763434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370952363" calcext:value-type="float">
            <text:p>2370952363</text:p>
          </table:table-cell>
          <table:table-cell office:value-type="float" office:value="0.592713" calcext:value-type="float">
            <text:p>0,592713</text:p>
          </table:table-cell>
          <table:table-cell office:value-type="float" office:value="1111" calcext:value-type="float">
            <text:p>1111</text:p>
          </table:table-cell>
          <table:table-cell office:value-type="float" office:value="1.12787" calcext:value-type="float">
            <text:p>1,12787</text:p>
          </table:table-cell>
          <table:table-cell table:style-name="ce1" office:value-type="float" office:value="17607292196" calcext:value-type="float">
            <text:p>17607292196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120521" calcext:value-type="float">
            <text:p>0,120521</text:p>
          </table:table-cell>
          <table:table-cell table:formula="of:=([.C3]+[.C4]+[.C5]+[.C6]+[.C7])/5" office:value-type="float" office:value="148" calcext:value-type="float">
            <text:p>148</text:p>
          </table:table-cell>
          <table:table-cell table:formula="of:=([.D3]+[.D4]+[.D5]+[.D6]+[.D7])/5" office:value-type="float" office:value="0.137259" calcext:value-type="float">
            <text:p>0,137259</text:p>
          </table:table-cell>
          <table:table-cell table:style-name="ce1" table:formula="of:=([.E3]+[.E4]+[.E5]+[.E6]+[.E7])/5" office:value-type="float" office:value="2545194821.8" calcext:value-type="float">
            <text:p>2545194821,8</text:p>
          </table:table-cell>
          <table:table-cell table:formula="of:=([.F3]+[.F4]+[.F5]+[.F6]+[.F7])/5" office:value-type="float" office:value="3.68204" calcext:value-type="float">
            <text:p>3,68204</text:p>
          </table:table-cell>
          <table:table-cell table:formula="of:=([.G3]+[.G4]+[.G5]+[.G6]+[.G7])/5" office:value-type="float" office:value="1298" calcext:value-type="float">
            <text:p>1298</text:p>
          </table:table-cell>
          <table:table-cell table:formula="of:=([.H3]+[.H4]+[.H5]+[.H6]+[.H7])/5" office:value-type="float" office:value="4.91294" calcext:value-type="float">
            <text:p>4,91294</text:p>
          </table:table-cell>
          <table:table-cell table:style-name="ce1" table:formula="of:=([.I3]+[.I4]+[.I5]+[.I6]+[.I7])/5" office:value-type="float" office:value="49090943730.4" calcext:value-type="float">
            <text:p>49090943730,4</text:p>
          </table:table-cell>
          <table:table-cell table:formula="of:=([.J3]+[.J4]+[.J5]+[.J6]+[.J7])/5" office:value-type="float" office:value="0.117006" calcext:value-type="float">
            <text:p>0,117006</text:p>
          </table:table-cell>
          <table:table-cell table:formula="of:=([.K3]+[.K4]+[.K5]+[.K6]+[.K7])/5" office:value-type="float" office:value="0" calcext:value-type="float">
            <text:p>0</text:p>
          </table:table-cell>
          <table:table-cell table:formula="of:=([.L3]+[.L4]+[.L5]+[.L6]+[.L7])/5" office:value-type="float" office:value="0.117006" calcext:value-type="float">
            <text:p>0,117006</text:p>
          </table:table-cell>
          <table:table-cell table:style-name="ce1" table:formula="of:=([.M3]+[.M4]+[.M5]+[.M6]+[.M7])/5" office:value-type="float" office:value="2365744593.6" calcext:value-type="float">
            <text:p>2365744593,6</text:p>
          </table:table-cell>
          <table:table-cell table:formula="of:=([.N3]+[.N4]+[.N5]+[.N6]+[.N7])/5" office:value-type="float" office:value="0.592713" calcext:value-type="float">
            <text:p>0,592713</text:p>
          </table:table-cell>
          <table:table-cell table:formula="of:=([.O3]+[.O4]+[.O5]+[.O6]+[.O7])/5" office:value-type="float" office:value="1111" calcext:value-type="float">
            <text:p>1111</text:p>
          </table:table-cell>
          <table:table-cell table:formula="of:=([.P3]+[.P4]+[.P5]+[.P6]+[.P7])/5" office:value-type="float" office:value="1.12787" calcext:value-type="float">
            <text:p>1,12787</text:p>
          </table:table-cell>
          <table:table-cell table:style-name="ce1" table:formula="of:=([.Q3]+[.Q4]+[.Q5]+[.Q6]+[.Q7])/5" office:value-type="float" office:value="17455544533.6" calcext:value-type="float">
            <text:p>17455544533,6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29898" calcext:value-type="float">
            <text:p>0,129898</text:p>
          </table:table-cell>
          <table:table-cell office:value-type="float" office:value="212" calcext:value-type="float">
            <text:p>212</text:p>
          </table:table-cell>
          <table:table-cell office:value-type="float" office:value="0.157571" calcext:value-type="float">
            <text:p>0,157571</text:p>
          </table:table-cell>
          <table:table-cell table:style-name="ce1" office:value-type="float" office:value="2657499868" calcext:value-type="float">
            <text:p>2657499868</text:p>
          </table:table-cell>
          <table:table-cell office:value-type="float" office:value="4.21541" calcext:value-type="float">
            <text:p>4,21541</text:p>
          </table:table-cell>
          <table:table-cell office:value-type="float" office:value="1313" calcext:value-type="float">
            <text:p>1313</text:p>
          </table:table-cell>
          <table:table-cell office:value-type="float" office:value="5.37549" calcext:value-type="float">
            <text:p>5,37549</text:p>
          </table:table-cell>
          <table:table-cell table:style-name="ce1" office:value-type="float" office:value="27767889048" calcext:value-type="float">
            <text:p>2776788904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350910712" calcext:value-type="float">
            <text:p>2350910712</text:p>
          </table:table-cell>
          <table:table-cell office:value-type="float" office:value="0.57035" calcext:value-type="float">
            <text:p>0,57035</text:p>
          </table:table-cell>
          <table:table-cell office:value-type="float" office:value="1122" calcext:value-type="float">
            <text:p>1122</text:p>
          </table:table-cell>
          <table:table-cell office:value-type="float" office:value="1.11002" calcext:value-type="float">
            <text:p>1,11002</text:p>
          </table:table-cell>
          <table:table-cell table:style-name="ce1" office:value-type="float" office:value="16462855135" calcext:value-type="float">
            <text:p>16462855135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29898" calcext:value-type="float">
            <text:p>0,129898</text:p>
          </table:table-cell>
          <table:table-cell office:value-type="float" office:value="212" calcext:value-type="float">
            <text:p>212</text:p>
          </table:table-cell>
          <table:table-cell office:value-type="float" office:value="0.157571" calcext:value-type="float">
            <text:p>0,157571</text:p>
          </table:table-cell>
          <table:table-cell table:style-name="ce1" office:value-type="float" office:value="2676658834" calcext:value-type="float">
            <text:p>2676658834</text:p>
          </table:table-cell>
          <table:table-cell office:value-type="float" office:value="4.21541" calcext:value-type="float">
            <text:p>4,21541</text:p>
          </table:table-cell>
          <table:table-cell office:value-type="float" office:value="1313" calcext:value-type="float">
            <text:p>1313</text:p>
          </table:table-cell>
          <table:table-cell office:value-type="float" office:value="5.37549" calcext:value-type="float">
            <text:p>5,37549</text:p>
          </table:table-cell>
          <table:table-cell table:style-name="ce1" office:value-type="float" office:value="27737638982" calcext:value-type="float">
            <text:p>2773763898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359128183" calcext:value-type="float">
            <text:p>2359128183</text:p>
          </table:table-cell>
          <table:table-cell office:value-type="float" office:value="0.57035" calcext:value-type="float">
            <text:p>0,57035</text:p>
          </table:table-cell>
          <table:table-cell office:value-type="float" office:value="1122" calcext:value-type="float">
            <text:p>1122</text:p>
          </table:table-cell>
          <table:table-cell office:value-type="float" office:value="1.11002" calcext:value-type="float">
            <text:p>1,11002</text:p>
          </table:table-cell>
          <table:table-cell table:style-name="ce1" office:value-type="float" office:value="16534992393" calcext:value-type="float">
            <text:p>16534992393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29898" calcext:value-type="float">
            <text:p>0,129898</text:p>
          </table:table-cell>
          <table:table-cell office:value-type="float" office:value="212" calcext:value-type="float">
            <text:p>212</text:p>
          </table:table-cell>
          <table:table-cell office:value-type="float" office:value="0.157571" calcext:value-type="float">
            <text:p>0,157571</text:p>
          </table:table-cell>
          <table:table-cell table:style-name="ce1" office:value-type="float" office:value="2551273826" calcext:value-type="float">
            <text:p>2551273826</text:p>
          </table:table-cell>
          <table:table-cell office:value-type="float" office:value="4.21541" calcext:value-type="float">
            <text:p>4,21541</text:p>
          </table:table-cell>
          <table:table-cell office:value-type="float" office:value="1313" calcext:value-type="float">
            <text:p>1313</text:p>
          </table:table-cell>
          <table:table-cell office:value-type="float" office:value="5.37549" calcext:value-type="float">
            <text:p>5,37549</text:p>
          </table:table-cell>
          <table:table-cell table:style-name="ce1" office:value-type="float" office:value="27746819920" calcext:value-type="float">
            <text:p>2774681992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369576892" calcext:value-type="float">
            <text:p>2369576892</text:p>
          </table:table-cell>
          <table:table-cell office:value-type="float" office:value="0.57035" calcext:value-type="float">
            <text:p>0,57035</text:p>
          </table:table-cell>
          <table:table-cell office:value-type="float" office:value="1122" calcext:value-type="float">
            <text:p>1122</text:p>
          </table:table-cell>
          <table:table-cell office:value-type="float" office:value="1.11002" calcext:value-type="float">
            <text:p>1,11002</text:p>
          </table:table-cell>
          <table:table-cell table:style-name="ce1" office:value-type="float" office:value="16552253102" calcext:value-type="float">
            <text:p>16552253102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29898" calcext:value-type="float">
            <text:p>0,129898</text:p>
          </table:table-cell>
          <table:table-cell office:value-type="float" office:value="212" calcext:value-type="float">
            <text:p>212</text:p>
          </table:table-cell>
          <table:table-cell office:value-type="float" office:value="0.157571" calcext:value-type="float">
            <text:p>0,157571</text:p>
          </table:table-cell>
          <table:table-cell table:style-name="ce1" office:value-type="float" office:value="2546994913" calcext:value-type="float">
            <text:p>2546994913</text:p>
          </table:table-cell>
          <table:table-cell office:value-type="float" office:value="4.21541" calcext:value-type="float">
            <text:p>4,21541</text:p>
          </table:table-cell>
          <table:table-cell office:value-type="float" office:value="1313" calcext:value-type="float">
            <text:p>1313</text:p>
          </table:table-cell>
          <table:table-cell office:value-type="float" office:value="5.37549" calcext:value-type="float">
            <text:p>5,37549</text:p>
          </table:table-cell>
          <table:table-cell table:style-name="ce1" office:value-type="float" office:value="27729347515" calcext:value-type="float">
            <text:p>2772934751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352073751" calcext:value-type="float">
            <text:p>2352073751</text:p>
          </table:table-cell>
          <table:table-cell office:value-type="float" office:value="0.57035" calcext:value-type="float">
            <text:p>0,57035</text:p>
          </table:table-cell>
          <table:table-cell office:value-type="float" office:value="1122" calcext:value-type="float">
            <text:p>1122</text:p>
          </table:table-cell>
          <table:table-cell office:value-type="float" office:value="1.11002" calcext:value-type="float">
            <text:p>1,11002</text:p>
          </table:table-cell>
          <table:table-cell table:style-name="ce1" office:value-type="float" office:value="16580939814" calcext:value-type="float">
            <text:p>16580939814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29898" calcext:value-type="float">
            <text:p>0,129898</text:p>
          </table:table-cell>
          <table:table-cell office:value-type="float" office:value="212" calcext:value-type="float">
            <text:p>212</text:p>
          </table:table-cell>
          <table:table-cell office:value-type="float" office:value="0.157571" calcext:value-type="float">
            <text:p>0,157571</text:p>
          </table:table-cell>
          <table:table-cell table:style-name="ce1" office:value-type="float" office:value="2551396111" calcext:value-type="float">
            <text:p>2551396111</text:p>
          </table:table-cell>
          <table:table-cell office:value-type="float" office:value="4.21541" calcext:value-type="float">
            <text:p>4,21541</text:p>
          </table:table-cell>
          <table:table-cell office:value-type="float" office:value="1313" calcext:value-type="float">
            <text:p>1313</text:p>
          </table:table-cell>
          <table:table-cell office:value-type="float" office:value="5.37549" calcext:value-type="float">
            <text:p>5,37549</text:p>
          </table:table-cell>
          <table:table-cell table:style-name="ce1" office:value-type="float" office:value="27731049926" calcext:value-type="float">
            <text:p>2773104992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328693382" calcext:value-type="float">
            <text:p>2328693382</text:p>
          </table:table-cell>
          <table:table-cell office:value-type="float" office:value="0.57035" calcext:value-type="float">
            <text:p>0,57035</text:p>
          </table:table-cell>
          <table:table-cell office:value-type="float" office:value="1122" calcext:value-type="float">
            <text:p>1122</text:p>
          </table:table-cell>
          <table:table-cell office:value-type="float" office:value="1.11002" calcext:value-type="float">
            <text:p>1,11002</text:p>
          </table:table-cell>
          <table:table-cell table:style-name="ce1" office:value-type="float" office:value="16593550296" calcext:value-type="float">
            <text:p>16593550296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129898" calcext:value-type="float">
            <text:p>0,129898</text:p>
          </table:table-cell>
          <table:table-cell table:formula="of:=([.C10]+[.C11]+[.C12]+[.C13]+[.C14])/5" office:value-type="float" office:value="212" calcext:value-type="float">
            <text:p>212</text:p>
          </table:table-cell>
          <table:table-cell table:formula="of:=([.D10]+[.D11]+[.D12]+[.D13]+[.D14])/5" office:value-type="float" office:value="0.157571" calcext:value-type="float">
            <text:p>0,157571</text:p>
          </table:table-cell>
          <table:table-cell table:style-name="ce1" table:formula="of:=([.E10]+[.E11]+[.E12]+[.E13]+[.E14])/5" office:value-type="float" office:value="2596764710.4" calcext:value-type="float">
            <text:p>2596764710,4</text:p>
          </table:table-cell>
          <table:table-cell table:formula="of:=([.F10]+[.F11]+[.F12]+[.F13]+[.F14])/5" office:value-type="float" office:value="4.21541" calcext:value-type="float">
            <text:p>4,21541</text:p>
          </table:table-cell>
          <table:table-cell table:formula="of:=([.G10]+[.G11]+[.G12]+[.G13]+[.G14])/5" office:value-type="float" office:value="1313" calcext:value-type="float">
            <text:p>1313</text:p>
          </table:table-cell>
          <table:table-cell table:formula="of:=([.H10]+[.H11]+[.H12]+[.H13]+[.H14])/5" office:value-type="float" office:value="5.37549" calcext:value-type="float">
            <text:p>5,37549</text:p>
          </table:table-cell>
          <table:table-cell table:style-name="ce1" table:formula="of:=([.I10]+[.I11]+[.I12]+[.I13]+[.I14])/5" office:value-type="float" office:value="27742549078.2" calcext:value-type="float">
            <text:p>27742549078,2</text:p>
          </table:table-cell>
          <table:table-cell table:formula="of:=([.J10]+[.J11]+[.J12]+[.J13]+[.J14])/5" office:value-type="float" office:value="0.117006" calcext:value-type="float">
            <text:p>0,117006</text:p>
          </table:table-cell>
          <table:table-cell table:formula="of:=([.K10]+[.K11]+[.K12]+[.K13]+[.K14])/5" office:value-type="float" office:value="0" calcext:value-type="float">
            <text:p>0</text:p>
          </table:table-cell>
          <table:table-cell table:formula="of:=([.L10]+[.L11]+[.L12]+[.L13]+[.L14])/5" office:value-type="float" office:value="0.117006" calcext:value-type="float">
            <text:p>0,117006</text:p>
          </table:table-cell>
          <table:table-cell table:style-name="ce1" table:formula="of:=([.M10]+[.M11]+[.M12]+[.M13]+[.M14])/5" office:value-type="float" office:value="2352076584" calcext:value-type="float">
            <text:p>2352076584</text:p>
          </table:table-cell>
          <table:table-cell table:formula="of:=([.N10]+[.N11]+[.N12]+[.N13]+[.N14])/5" office:value-type="float" office:value="0.57035" calcext:value-type="float">
            <text:p>0,57035</text:p>
          </table:table-cell>
          <table:table-cell table:formula="of:=([.O10]+[.O11]+[.O12]+[.O13]+[.O14])/5" office:value-type="float" office:value="1122" calcext:value-type="float">
            <text:p>1122</text:p>
          </table:table-cell>
          <table:table-cell table:formula="of:=([.P10]+[.P11]+[.P12]+[.P13]+[.P14])/5" office:value-type="float" office:value="1.11002" calcext:value-type="float">
            <text:p>1,11002</text:p>
          </table:table-cell>
          <table:table-cell table:style-name="ce1" table:formula="of:=([.Q10]+[.Q11]+[.Q12]+[.Q13]+[.Q14])/5" office:value-type="float" office:value="16544918148" calcext:value-type="float">
            <text:p>16544918148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23469" calcext:value-type="float">
            <text:p>0,123469</text:p>
          </table:table-cell>
          <table:table-cell office:value-type="float" office:value="144" calcext:value-type="float">
            <text:p>144</text:p>
          </table:table-cell>
          <table:table-cell office:value-type="float" office:value="0.140821" calcext:value-type="float">
            <text:p>0,140821</text:p>
          </table:table-cell>
          <table:table-cell table:style-name="ce1" office:value-type="float" office:value="2413298527" calcext:value-type="float">
            <text:p>2413298527</text:p>
          </table:table-cell>
          <table:table-cell office:value-type="float" office:value="4.02576" calcext:value-type="float">
            <text:p>4,02576</text:p>
          </table:table-cell>
          <table:table-cell office:value-type="float" office:value="1309" calcext:value-type="float">
            <text:p>1309</text:p>
          </table:table-cell>
          <table:table-cell office:value-type="float" office:value="5.2228" calcext:value-type="float">
            <text:p>5,2228</text:p>
          </table:table-cell>
          <table:table-cell table:style-name="ce1" office:value-type="float" office:value="47276047668" calcext:value-type="float">
            <text:p>4727604766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505520740" calcext:value-type="float">
            <text:p>2505520740</text:p>
          </table:table-cell>
          <table:table-cell office:value-type="float" office:value="0.642455" calcext:value-type="float">
            <text:p>0,642455</text:p>
          </table:table-cell>
          <table:table-cell office:value-type="float" office:value="1135" calcext:value-type="float">
            <text:p>1135</text:p>
          </table:table-cell>
          <table:table-cell office:value-type="float" office:value="1.21808" calcext:value-type="float">
            <text:p>1,21808</text:p>
          </table:table-cell>
          <table:table-cell table:style-name="ce1" office:value-type="float" office:value="17591772797" calcext:value-type="float">
            <text:p>17591772797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23469" calcext:value-type="float">
            <text:p>0,123469</text:p>
          </table:table-cell>
          <table:table-cell office:value-type="float" office:value="144" calcext:value-type="float">
            <text:p>144</text:p>
          </table:table-cell>
          <table:table-cell office:value-type="float" office:value="0.140821" calcext:value-type="float">
            <text:p>0,140821</text:p>
          </table:table-cell>
          <table:table-cell table:style-name="ce1" office:value-type="float" office:value="2397720830" calcext:value-type="float">
            <text:p>2397720830</text:p>
          </table:table-cell>
          <table:table-cell office:value-type="float" office:value="4.02576" calcext:value-type="float">
            <text:p>4,02576</text:p>
          </table:table-cell>
          <table:table-cell office:value-type="float" office:value="1309" calcext:value-type="float">
            <text:p>1309</text:p>
          </table:table-cell>
          <table:table-cell office:value-type="float" office:value="5.2228" calcext:value-type="float">
            <text:p>5,2228</text:p>
          </table:table-cell>
          <table:table-cell table:style-name="ce1" office:value-type="float" office:value="47212047111" calcext:value-type="float">
            <text:p>4721204711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499072699" calcext:value-type="float">
            <text:p>2499072699</text:p>
          </table:table-cell>
          <table:table-cell office:value-type="float" office:value="0.642455" calcext:value-type="float">
            <text:p>0,642455</text:p>
          </table:table-cell>
          <table:table-cell office:value-type="float" office:value="1135" calcext:value-type="float">
            <text:p>1135</text:p>
          </table:table-cell>
          <table:table-cell office:value-type="float" office:value="1.21808" calcext:value-type="float">
            <text:p>1,21808</text:p>
          </table:table-cell>
          <table:table-cell table:style-name="ce1" office:value-type="float" office:value="17450185898" calcext:value-type="float">
            <text:p>17450185898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23469" calcext:value-type="float">
            <text:p>0,123469</text:p>
          </table:table-cell>
          <table:table-cell office:value-type="float" office:value="144" calcext:value-type="float">
            <text:p>144</text:p>
          </table:table-cell>
          <table:table-cell office:value-type="float" office:value="0.140821" calcext:value-type="float">
            <text:p>0,140821</text:p>
          </table:table-cell>
          <table:table-cell table:style-name="ce1" office:value-type="float" office:value="2410047878" calcext:value-type="float">
            <text:p>2410047878</text:p>
          </table:table-cell>
          <table:table-cell office:value-type="float" office:value="4.02576" calcext:value-type="float">
            <text:p>4,02576</text:p>
          </table:table-cell>
          <table:table-cell office:value-type="float" office:value="1309" calcext:value-type="float">
            <text:p>1309</text:p>
          </table:table-cell>
          <table:table-cell office:value-type="float" office:value="5.2228" calcext:value-type="float">
            <text:p>5,2228</text:p>
          </table:table-cell>
          <table:table-cell table:style-name="ce1" office:value-type="float" office:value="47187359608" calcext:value-type="float">
            <text:p>4718735960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525243151" calcext:value-type="float">
            <text:p>2525243151</text:p>
          </table:table-cell>
          <table:table-cell office:value-type="float" office:value="0.642455" calcext:value-type="float">
            <text:p>0,642455</text:p>
          </table:table-cell>
          <table:table-cell office:value-type="float" office:value="1135" calcext:value-type="float">
            <text:p>1135</text:p>
          </table:table-cell>
          <table:table-cell office:value-type="float" office:value="1.21808" calcext:value-type="float">
            <text:p>1,21808</text:p>
          </table:table-cell>
          <table:table-cell table:style-name="ce1" office:value-type="float" office:value="17355646050" calcext:value-type="float">
            <text:p>17355646050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23469" calcext:value-type="float">
            <text:p>0,123469</text:p>
          </table:table-cell>
          <table:table-cell office:value-type="float" office:value="144" calcext:value-type="float">
            <text:p>144</text:p>
          </table:table-cell>
          <table:table-cell office:value-type="float" office:value="0.140821" calcext:value-type="float">
            <text:p>0,140821</text:p>
          </table:table-cell>
          <table:table-cell table:style-name="ce1" office:value-type="float" office:value="2418490664" calcext:value-type="float">
            <text:p>2418490664</text:p>
          </table:table-cell>
          <table:table-cell office:value-type="float" office:value="4.02576" calcext:value-type="float">
            <text:p>4,02576</text:p>
          </table:table-cell>
          <table:table-cell office:value-type="float" office:value="1309" calcext:value-type="float">
            <text:p>1309</text:p>
          </table:table-cell>
          <table:table-cell office:value-type="float" office:value="5.2228" calcext:value-type="float">
            <text:p>5,2228</text:p>
          </table:table-cell>
          <table:table-cell table:style-name="ce1" office:value-type="float" office:value="47255122192" calcext:value-type="float">
            <text:p>4725512219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487467873" calcext:value-type="float">
            <text:p>2487467873</text:p>
          </table:table-cell>
          <table:table-cell office:value-type="float" office:value="0.642455" calcext:value-type="float">
            <text:p>0,642455</text:p>
          </table:table-cell>
          <table:table-cell office:value-type="float" office:value="1135" calcext:value-type="float">
            <text:p>1135</text:p>
          </table:table-cell>
          <table:table-cell office:value-type="float" office:value="1.21808" calcext:value-type="float">
            <text:p>1,21808</text:p>
          </table:table-cell>
          <table:table-cell table:style-name="ce1" office:value-type="float" office:value="17307731768" calcext:value-type="float">
            <text:p>17307731768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23469" calcext:value-type="float">
            <text:p>0,123469</text:p>
          </table:table-cell>
          <table:table-cell office:value-type="float" office:value="144" calcext:value-type="float">
            <text:p>144</text:p>
          </table:table-cell>
          <table:table-cell office:value-type="float" office:value="0.140821" calcext:value-type="float">
            <text:p>0,140821</text:p>
          </table:table-cell>
          <table:table-cell table:style-name="ce1" office:value-type="float" office:value="2409440900" calcext:value-type="float">
            <text:p>2409440900</text:p>
          </table:table-cell>
          <table:table-cell office:value-type="float" office:value="4.02576" calcext:value-type="float">
            <text:p>4,02576</text:p>
          </table:table-cell>
          <table:table-cell office:value-type="float" office:value="1309" calcext:value-type="float">
            <text:p>1309</text:p>
          </table:table-cell>
          <table:table-cell office:value-type="float" office:value="5.2228" calcext:value-type="float">
            <text:p>5,2228</text:p>
          </table:table-cell>
          <table:table-cell table:style-name="ce1" office:value-type="float" office:value="47180558728" calcext:value-type="float">
            <text:p>4718055872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512358577" calcext:value-type="float">
            <text:p>2512358577</text:p>
          </table:table-cell>
          <table:table-cell office:value-type="float" office:value="0.642455" calcext:value-type="float">
            <text:p>0,642455</text:p>
          </table:table-cell>
          <table:table-cell office:value-type="float" office:value="1135" calcext:value-type="float">
            <text:p>1135</text:p>
          </table:table-cell>
          <table:table-cell office:value-type="float" office:value="1.21808" calcext:value-type="float">
            <text:p>1,21808</text:p>
          </table:table-cell>
          <table:table-cell table:style-name="ce1" office:value-type="float" office:value="17278788812" calcext:value-type="float">
            <text:p>17278788812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123469" calcext:value-type="float">
            <text:p>0,123469</text:p>
          </table:table-cell>
          <table:table-cell table:formula="of:=([.C17]+[.C18]+[.C19]+[.C20]+[.C21])/5" office:value-type="float" office:value="144" calcext:value-type="float">
            <text:p>144</text:p>
          </table:table-cell>
          <table:table-cell table:formula="of:=([.D17]+[.D18]+[.D19]+[.D20]+[.D21])/5" office:value-type="float" office:value="0.140821" calcext:value-type="float">
            <text:p>0,140821</text:p>
          </table:table-cell>
          <table:table-cell table:style-name="ce1" table:formula="of:=([.E17]+[.E18]+[.E19]+[.E20]+[.E21])/5" office:value-type="float" office:value="2409799759.8" calcext:value-type="float">
            <text:p>2409799759,8</text:p>
          </table:table-cell>
          <table:table-cell table:formula="of:=([.F17]+[.F18]+[.F19]+[.F20]+[.F21])/5" office:value-type="float" office:value="4.02576" calcext:value-type="float">
            <text:p>4,02576</text:p>
          </table:table-cell>
          <table:table-cell table:formula="of:=([.G17]+[.G18]+[.G19]+[.G20]+[.G21])/5" office:value-type="float" office:value="1309" calcext:value-type="float">
            <text:p>1309</text:p>
          </table:table-cell>
          <table:table-cell table:formula="of:=([.H17]+[.H18]+[.H19]+[.H20]+[.H21])/5" office:value-type="float" office:value="5.2228" calcext:value-type="float">
            <text:p>5,2228</text:p>
          </table:table-cell>
          <table:table-cell table:style-name="ce1" table:formula="of:=([.I17]+[.I18]+[.I19]+[.I20]+[.I21])/5" office:value-type="float" office:value="47222227061.4" calcext:value-type="float">
            <text:p>47222227061,4</text:p>
          </table:table-cell>
          <table:table-cell table:formula="of:=([.J17]+[.J18]+[.J19]+[.J20]+[.J21])/5" office:value-type="float" office:value="0.117006" calcext:value-type="float">
            <text:p>0,117006</text:p>
          </table:table-cell>
          <table:table-cell table:formula="of:=([.K17]+[.K18]+[.K19]+[.K20]+[.K21])/5" office:value-type="float" office:value="0" calcext:value-type="float">
            <text:p>0</text:p>
          </table:table-cell>
          <table:table-cell table:formula="of:=([.L17]+[.L18]+[.L19]+[.L20]+[.L21])/5" office:value-type="float" office:value="0.117006" calcext:value-type="float">
            <text:p>0,117006</text:p>
          </table:table-cell>
          <table:table-cell table:style-name="ce1" table:formula="of:=([.M17]+[.M18]+[.M19]+[.M20]+[.M21])/5" office:value-type="float" office:value="2505932608" calcext:value-type="float">
            <text:p>2505932608</text:p>
          </table:table-cell>
          <table:table-cell table:formula="of:=([.N17]+[.N18]+[.N19]+[.N20]+[.N21])/5" office:value-type="float" office:value="0.642455" calcext:value-type="float">
            <text:p>0,642455</text:p>
          </table:table-cell>
          <table:table-cell table:formula="of:=([.O17]+[.O18]+[.O19]+[.O20]+[.O21])/5" office:value-type="float" office:value="1135" calcext:value-type="float">
            <text:p>1135</text:p>
          </table:table-cell>
          <table:table-cell table:formula="of:=([.P17]+[.P18]+[.P19]+[.P20]+[.P21])/5" office:value-type="float" office:value="1.21808" calcext:value-type="float">
            <text:p>1,21808</text:p>
          </table:table-cell>
          <table:table-cell table:style-name="ce1" table:formula="of:=([.Q17]+[.Q18]+[.Q19]+[.Q20]+[.Q21])/5" office:value-type="float" office:value="17396825065" calcext:value-type="float">
            <text:p>17396825065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18504" calcext:value-type="float">
            <text:p>0,118504</text:p>
          </table:table-cell>
          <table:table-cell office:value-type="float" office:value="173" calcext:value-type="float">
            <text:p>173</text:p>
          </table:table-cell>
          <table:table-cell office:value-type="float" office:value="0.13794" calcext:value-type="float">
            <text:p>0,13794</text:p>
          </table:table-cell>
          <table:table-cell table:style-name="ce1" office:value-type="float" office:value="2266872123" calcext:value-type="float">
            <text:p>2266872123</text:p>
          </table:table-cell>
          <table:table-cell office:value-type="float" office:value="3.85068" calcext:value-type="float">
            <text:p>3,85068</text:p>
          </table:table-cell>
          <table:table-cell office:value-type="float" office:value="1393" calcext:value-type="float">
            <text:p>1393</text:p>
          </table:table-cell>
          <table:table-cell office:value-type="float" office:value="5.11028" calcext:value-type="float">
            <text:p>5,11028</text:p>
          </table:table-cell>
          <table:table-cell table:style-name="ce1" office:value-type="float" office:value="47142251294" calcext:value-type="float">
            <text:p>4714225129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497314305" calcext:value-type="float">
            <text:p>2497314305</text:p>
          </table:table-cell>
          <table:table-cell office:value-type="float" office:value="0.599386" calcext:value-type="float">
            <text:p>0,599386</text:p>
          </table:table-cell>
          <table:table-cell office:value-type="float" office:value="1132" calcext:value-type="float">
            <text:p>1132</text:p>
          </table:table-cell>
          <table:table-cell office:value-type="float" office:value="1.16074" calcext:value-type="float">
            <text:p>1,16074</text:p>
          </table:table-cell>
          <table:table-cell table:style-name="ce1" office:value-type="float" office:value="17232859908" calcext:value-type="float">
            <text:p>17232859908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18504" calcext:value-type="float">
            <text:p>0,118504</text:p>
          </table:table-cell>
          <table:table-cell office:value-type="float" office:value="173" calcext:value-type="float">
            <text:p>173</text:p>
          </table:table-cell>
          <table:table-cell office:value-type="float" office:value="0.13794" calcext:value-type="float">
            <text:p>0,13794</text:p>
          </table:table-cell>
          <table:table-cell table:style-name="ce1" office:value-type="float" office:value="2271730599" calcext:value-type="float">
            <text:p>2271730599</text:p>
          </table:table-cell>
          <table:table-cell office:value-type="float" office:value="3.85068" calcext:value-type="float">
            <text:p>3,85068</text:p>
          </table:table-cell>
          <table:table-cell office:value-type="float" office:value="1393" calcext:value-type="float">
            <text:p>1393</text:p>
          </table:table-cell>
          <table:table-cell office:value-type="float" office:value="5.11028" calcext:value-type="float">
            <text:p>5,11028</text:p>
          </table:table-cell>
          <table:table-cell table:style-name="ce1" office:value-type="float" office:value="46880295016" calcext:value-type="float">
            <text:p>4688029501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512765389" calcext:value-type="float">
            <text:p>2512765389</text:p>
          </table:table-cell>
          <table:table-cell office:value-type="float" office:value="0.599386" calcext:value-type="float">
            <text:p>0,599386</text:p>
          </table:table-cell>
          <table:table-cell office:value-type="float" office:value="1132" calcext:value-type="float">
            <text:p>1132</text:p>
          </table:table-cell>
          <table:table-cell office:value-type="float" office:value="1.16074" calcext:value-type="float">
            <text:p>1,16074</text:p>
          </table:table-cell>
          <table:table-cell table:style-name="ce1" office:value-type="float" office:value="17275510180" calcext:value-type="float">
            <text:p>17275510180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18504" calcext:value-type="float">
            <text:p>0,118504</text:p>
          </table:table-cell>
          <table:table-cell office:value-type="float" office:value="173" calcext:value-type="float">
            <text:p>173</text:p>
          </table:table-cell>
          <table:table-cell office:value-type="float" office:value="0.13794" calcext:value-type="float">
            <text:p>0,13794</text:p>
          </table:table-cell>
          <table:table-cell table:style-name="ce1" office:value-type="float" office:value="2294370751" calcext:value-type="float">
            <text:p>2294370751</text:p>
          </table:table-cell>
          <table:table-cell office:value-type="float" office:value="3.85068" calcext:value-type="float">
            <text:p>3,85068</text:p>
          </table:table-cell>
          <table:table-cell office:value-type="float" office:value="1393" calcext:value-type="float">
            <text:p>1393</text:p>
          </table:table-cell>
          <table:table-cell office:value-type="float" office:value="5.11028" calcext:value-type="float">
            <text:p>5,11028</text:p>
          </table:table-cell>
          <table:table-cell table:style-name="ce1" office:value-type="float" office:value="47727095754" calcext:value-type="float">
            <text:p>4772709575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504855736" calcext:value-type="float">
            <text:p>2504855736</text:p>
          </table:table-cell>
          <table:table-cell office:value-type="float" office:value="0.599386" calcext:value-type="float">
            <text:p>0,599386</text:p>
          </table:table-cell>
          <table:table-cell office:value-type="float" office:value="1132" calcext:value-type="float">
            <text:p>1132</text:p>
          </table:table-cell>
          <table:table-cell office:value-type="float" office:value="1.16074" calcext:value-type="float">
            <text:p>1,16074</text:p>
          </table:table-cell>
          <table:table-cell table:style-name="ce1" office:value-type="float" office:value="17252826169" calcext:value-type="float">
            <text:p>17252826169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18504" calcext:value-type="float">
            <text:p>0,118504</text:p>
          </table:table-cell>
          <table:table-cell office:value-type="float" office:value="173" calcext:value-type="float">
            <text:p>173</text:p>
          </table:table-cell>
          <table:table-cell office:value-type="float" office:value="0.13794" calcext:value-type="float">
            <text:p>0,13794</text:p>
          </table:table-cell>
          <table:table-cell table:style-name="ce1" office:value-type="float" office:value="2280049039" calcext:value-type="float">
            <text:p>2280049039</text:p>
          </table:table-cell>
          <table:table-cell office:value-type="float" office:value="3.85068" calcext:value-type="float">
            <text:p>3,85068</text:p>
          </table:table-cell>
          <table:table-cell office:value-type="float" office:value="1393" calcext:value-type="float">
            <text:p>1393</text:p>
          </table:table-cell>
          <table:table-cell office:value-type="float" office:value="5.11028" calcext:value-type="float">
            <text:p>5,11028</text:p>
          </table:table-cell>
          <table:table-cell table:style-name="ce1" office:value-type="float" office:value="47122855432" calcext:value-type="float">
            <text:p>4712285543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493543107" calcext:value-type="float">
            <text:p>2493543107</text:p>
          </table:table-cell>
          <table:table-cell office:value-type="float" office:value="0.599386" calcext:value-type="float">
            <text:p>0,599386</text:p>
          </table:table-cell>
          <table:table-cell office:value-type="float" office:value="1132" calcext:value-type="float">
            <text:p>1132</text:p>
          </table:table-cell>
          <table:table-cell office:value-type="float" office:value="1.16074" calcext:value-type="float">
            <text:p>1,16074</text:p>
          </table:table-cell>
          <table:table-cell table:style-name="ce1" office:value-type="float" office:value="17248100272" calcext:value-type="float">
            <text:p>17248100272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18504" calcext:value-type="float">
            <text:p>0,118504</text:p>
          </table:table-cell>
          <table:table-cell office:value-type="float" office:value="173" calcext:value-type="float">
            <text:p>173</text:p>
          </table:table-cell>
          <table:table-cell office:value-type="float" office:value="0.13794" calcext:value-type="float">
            <text:p>0,13794</text:p>
          </table:table-cell>
          <table:table-cell table:style-name="ce1" office:value-type="float" office:value="2291325818" calcext:value-type="float">
            <text:p>2291325818</text:p>
          </table:table-cell>
          <table:table-cell office:value-type="float" office:value="3.85068" calcext:value-type="float">
            <text:p>3,85068</text:p>
          </table:table-cell>
          <table:table-cell office:value-type="float" office:value="1393" calcext:value-type="float">
            <text:p>1393</text:p>
          </table:table-cell>
          <table:table-cell office:value-type="float" office:value="5.11028" calcext:value-type="float">
            <text:p>5,11028</text:p>
          </table:table-cell>
          <table:table-cell table:style-name="ce1" office:value-type="float" office:value="47418420556" calcext:value-type="float">
            <text:p>4741842055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506333165" calcext:value-type="float">
            <text:p>2506333165</text:p>
          </table:table-cell>
          <table:table-cell office:value-type="float" office:value="0.599386" calcext:value-type="float">
            <text:p>0,599386</text:p>
          </table:table-cell>
          <table:table-cell office:value-type="float" office:value="1132" calcext:value-type="float">
            <text:p>1132</text:p>
          </table:table-cell>
          <table:table-cell office:value-type="float" office:value="1.16074" calcext:value-type="float">
            <text:p>1,16074</text:p>
          </table:table-cell>
          <table:table-cell table:style-name="ce1" office:value-type="float" office:value="17164035288" calcext:value-type="float">
            <text:p>17164035288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118504" calcext:value-type="float">
            <text:p>0,118504</text:p>
          </table:table-cell>
          <table:table-cell table:formula="of:=([.C24]+[.C25]+[.C26]+[.C27]+[.C28])/5" office:value-type="float" office:value="173" calcext:value-type="float">
            <text:p>173</text:p>
          </table:table-cell>
          <table:table-cell table:formula="of:=([.D24]+[.D25]+[.D26]+[.D27]+[.D28])/5" office:value-type="float" office:value="0.13794" calcext:value-type="float">
            <text:p>0,13794</text:p>
          </table:table-cell>
          <table:table-cell table:style-name="ce1" table:formula="of:=([.E24]+[.E25]+[.E26]+[.E27]+[.E28])/5" office:value-type="float" office:value="2280869666" calcext:value-type="float">
            <text:p>2280869666</text:p>
          </table:table-cell>
          <table:table-cell table:formula="of:=([.F24]+[.F25]+[.F26]+[.F27]+[.F28])/5" office:value-type="float" office:value="3.85068" calcext:value-type="float">
            <text:p>3,85068</text:p>
          </table:table-cell>
          <table:table-cell table:formula="of:=([.G24]+[.G25]+[.G26]+[.G27]+[.G28])/5" office:value-type="float" office:value="1393" calcext:value-type="float">
            <text:p>1393</text:p>
          </table:table-cell>
          <table:table-cell table:formula="of:=([.H24]+[.H25]+[.H26]+[.H27]+[.H28])/5" office:value-type="float" office:value="5.11028" calcext:value-type="float">
            <text:p>5,11028</text:p>
          </table:table-cell>
          <table:table-cell table:style-name="ce1" table:formula="of:=([.I24]+[.I25]+[.I26]+[.I27]+[.I28])/5" office:value-type="float" office:value="47258183610.4" calcext:value-type="float">
            <text:p>47258183610,4</text:p>
          </table:table-cell>
          <table:table-cell table:formula="of:=([.J24]+[.J25]+[.J26]+[.J27]+[.J28])/5" office:value-type="float" office:value="0.117006" calcext:value-type="float">
            <text:p>0,117006</text:p>
          </table:table-cell>
          <table:table-cell table:formula="of:=([.K24]+[.K25]+[.K26]+[.K27]+[.K28])/5" office:value-type="float" office:value="0" calcext:value-type="float">
            <text:p>0</text:p>
          </table:table-cell>
          <table:table-cell table:formula="of:=([.L24]+[.L25]+[.L26]+[.L27]+[.L28])/5" office:value-type="float" office:value="0.117006" calcext:value-type="float">
            <text:p>0,117006</text:p>
          </table:table-cell>
          <table:table-cell table:style-name="ce1" table:formula="of:=([.M24]+[.M25]+[.M26]+[.M27]+[.M28])/5" office:value-type="float" office:value="2502962340.4" calcext:value-type="float">
            <text:p>2502962340,4</text:p>
          </table:table-cell>
          <table:table-cell table:formula="of:=([.N24]+[.N25]+[.N26]+[.N27]+[.N28])/5" office:value-type="float" office:value="0.599386" calcext:value-type="float">
            <text:p>0,599386</text:p>
          </table:table-cell>
          <table:table-cell table:formula="of:=([.O24]+[.O25]+[.O26]+[.O27]+[.O28])/5" office:value-type="float" office:value="1132" calcext:value-type="float">
            <text:p>1132</text:p>
          </table:table-cell>
          <table:table-cell table:formula="of:=([.P24]+[.P25]+[.P26]+[.P27]+[.P28])/5" office:value-type="float" office:value="1.16074" calcext:value-type="float">
            <text:p>1,16074</text:p>
          </table:table-cell>
          <table:table-cell table:style-name="ce1" table:formula="of:=([.Q24]+[.Q25]+[.Q26]+[.Q27]+[.Q28])/5" office:value-type="float" office:value="17234666363.4" calcext:value-type="float">
            <text:p>17234666363,4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19389" calcext:value-type="float">
            <text:p>0,119389</text:p>
          </table:table-cell>
          <table:table-cell office:value-type="float" office:value="124" calcext:value-type="float">
            <text:p>124</text:p>
          </table:table-cell>
          <table:table-cell office:value-type="float" office:value="0.133451" calcext:value-type="float">
            <text:p>0,133451</text:p>
          </table:table-cell>
          <table:table-cell table:style-name="ce1" office:value-type="float" office:value="2693525690" calcext:value-type="float">
            <text:p>2693525690</text:p>
          </table:table-cell>
          <table:table-cell office:value-type="float" office:value="3.85527" calcext:value-type="float">
            <text:p>3,85527</text:p>
          </table:table-cell>
          <table:table-cell office:value-type="float" office:value="1455" calcext:value-type="float">
            <text:p>1455</text:p>
          </table:table-cell>
          <table:table-cell office:value-type="float" office:value="5.14337" calcext:value-type="float">
            <text:p>5,14337</text:p>
          </table:table-cell>
          <table:table-cell table:style-name="ce1" office:value-type="float" office:value="50005037547" calcext:value-type="float">
            <text:p>5000503754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500896301" calcext:value-type="float">
            <text:p>2500896301</text:p>
          </table:table-cell>
          <table:table-cell office:value-type="float" office:value="0.599431" calcext:value-type="float">
            <text:p>0,599431</text:p>
          </table:table-cell>
          <table:table-cell office:value-type="float" office:value="1125" calcext:value-type="float">
            <text:p>1125</text:p>
          </table:table-cell>
          <table:table-cell office:value-type="float" office:value="1.15069" calcext:value-type="float">
            <text:p>1,15069</text:p>
          </table:table-cell>
          <table:table-cell table:style-name="ce1" office:value-type="float" office:value="15833553211" calcext:value-type="float">
            <text:p>15833553211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19389" calcext:value-type="float">
            <text:p>0,119389</text:p>
          </table:table-cell>
          <table:table-cell office:value-type="float" office:value="124" calcext:value-type="float">
            <text:p>124</text:p>
          </table:table-cell>
          <table:table-cell office:value-type="float" office:value="0.133451" calcext:value-type="float">
            <text:p>0,133451</text:p>
          </table:table-cell>
          <table:table-cell table:style-name="ce1" office:value-type="float" office:value="2705570679" calcext:value-type="float">
            <text:p>2705570679</text:p>
          </table:table-cell>
          <table:table-cell office:value-type="float" office:value="3.85527" calcext:value-type="float">
            <text:p>3,85527</text:p>
          </table:table-cell>
          <table:table-cell office:value-type="float" office:value="1455" calcext:value-type="float">
            <text:p>1455</text:p>
          </table:table-cell>
          <table:table-cell office:value-type="float" office:value="5.14337" calcext:value-type="float">
            <text:p>5,14337</text:p>
          </table:table-cell>
          <table:table-cell table:style-name="ce1" office:value-type="float" office:value="49596178656" calcext:value-type="float">
            <text:p>4959617865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509078731" calcext:value-type="float">
            <text:p>2509078731</text:p>
          </table:table-cell>
          <table:table-cell office:value-type="float" office:value="0.599431" calcext:value-type="float">
            <text:p>0,599431</text:p>
          </table:table-cell>
          <table:table-cell office:value-type="float" office:value="1125" calcext:value-type="float">
            <text:p>1125</text:p>
          </table:table-cell>
          <table:table-cell office:value-type="float" office:value="1.15069" calcext:value-type="float">
            <text:p>1,15069</text:p>
          </table:table-cell>
          <table:table-cell table:style-name="ce1" office:value-type="float" office:value="15875806076" calcext:value-type="float">
            <text:p>15875806076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19389" calcext:value-type="float">
            <text:p>0,119389</text:p>
          </table:table-cell>
          <table:table-cell office:value-type="float" office:value="124" calcext:value-type="float">
            <text:p>124</text:p>
          </table:table-cell>
          <table:table-cell office:value-type="float" office:value="0.133451" calcext:value-type="float">
            <text:p>0,133451</text:p>
          </table:table-cell>
          <table:table-cell table:style-name="ce1" office:value-type="float" office:value="2701771241" calcext:value-type="float">
            <text:p>2701771241</text:p>
          </table:table-cell>
          <table:table-cell office:value-type="float" office:value="3.85527" calcext:value-type="float">
            <text:p>3,85527</text:p>
          </table:table-cell>
          <table:table-cell office:value-type="float" office:value="1455" calcext:value-type="float">
            <text:p>1455</text:p>
          </table:table-cell>
          <table:table-cell office:value-type="float" office:value="5.14337" calcext:value-type="float">
            <text:p>5,14337</text:p>
          </table:table-cell>
          <table:table-cell table:style-name="ce1" office:value-type="float" office:value="49322350718" calcext:value-type="float">
            <text:p>4932235071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499526236" calcext:value-type="float">
            <text:p>2499526236</text:p>
          </table:table-cell>
          <table:table-cell office:value-type="float" office:value="0.599431" calcext:value-type="float">
            <text:p>0,599431</text:p>
          </table:table-cell>
          <table:table-cell office:value-type="float" office:value="1125" calcext:value-type="float">
            <text:p>1125</text:p>
          </table:table-cell>
          <table:table-cell office:value-type="float" office:value="1.15069" calcext:value-type="float">
            <text:p>1,15069</text:p>
          </table:table-cell>
          <table:table-cell table:style-name="ce1" office:value-type="float" office:value="15939689076" calcext:value-type="float">
            <text:p>15939689076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19389" calcext:value-type="float">
            <text:p>0,119389</text:p>
          </table:table-cell>
          <table:table-cell office:value-type="float" office:value="124" calcext:value-type="float">
            <text:p>124</text:p>
          </table:table-cell>
          <table:table-cell office:value-type="float" office:value="0.133451" calcext:value-type="float">
            <text:p>0,133451</text:p>
          </table:table-cell>
          <table:table-cell table:style-name="ce1" office:value-type="float" office:value="2767665755" calcext:value-type="float">
            <text:p>2767665755</text:p>
          </table:table-cell>
          <table:table-cell office:value-type="float" office:value="3.85527" calcext:value-type="float">
            <text:p>3,85527</text:p>
          </table:table-cell>
          <table:table-cell office:value-type="float" office:value="1455" calcext:value-type="float">
            <text:p>1455</text:p>
          </table:table-cell>
          <table:table-cell office:value-type="float" office:value="5.14337" calcext:value-type="float">
            <text:p>5,14337</text:p>
          </table:table-cell>
          <table:table-cell table:style-name="ce1" office:value-type="float" office:value="49543296292" calcext:value-type="float">
            <text:p>4954329629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511674996" calcext:value-type="float">
            <text:p>2511674996</text:p>
          </table:table-cell>
          <table:table-cell office:value-type="float" office:value="0.599431" calcext:value-type="float">
            <text:p>0,599431</text:p>
          </table:table-cell>
          <table:table-cell office:value-type="float" office:value="1125" calcext:value-type="float">
            <text:p>1125</text:p>
          </table:table-cell>
          <table:table-cell office:value-type="float" office:value="1.15069" calcext:value-type="float">
            <text:p>1,15069</text:p>
          </table:table-cell>
          <table:table-cell table:style-name="ce1" office:value-type="float" office:value="15923006902" calcext:value-type="float">
            <text:p>15923006902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19389" calcext:value-type="float">
            <text:p>0,119389</text:p>
          </table:table-cell>
          <table:table-cell office:value-type="float" office:value="124" calcext:value-type="float">
            <text:p>124</text:p>
          </table:table-cell>
          <table:table-cell office:value-type="float" office:value="0.133451" calcext:value-type="float">
            <text:p>0,133451</text:p>
          </table:table-cell>
          <table:table-cell table:style-name="ce1" office:value-type="float" office:value="2738855227" calcext:value-type="float">
            <text:p>2738855227</text:p>
          </table:table-cell>
          <table:table-cell office:value-type="float" office:value="3.85527" calcext:value-type="float">
            <text:p>3,85527</text:p>
          </table:table-cell>
          <table:table-cell office:value-type="float" office:value="1455" calcext:value-type="float">
            <text:p>1455</text:p>
          </table:table-cell>
          <table:table-cell office:value-type="float" office:value="5.14337" calcext:value-type="float">
            <text:p>5,14337</text:p>
          </table:table-cell>
          <table:table-cell table:style-name="ce1" office:value-type="float" office:value="49689213856" calcext:value-type="float">
            <text:p>4968921385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497813517" calcext:value-type="float">
            <text:p>2497813517</text:p>
          </table:table-cell>
          <table:table-cell office:value-type="float" office:value="0.599431" calcext:value-type="float">
            <text:p>0,599431</text:p>
          </table:table-cell>
          <table:table-cell office:value-type="float" office:value="1125" calcext:value-type="float">
            <text:p>1125</text:p>
          </table:table-cell>
          <table:table-cell office:value-type="float" office:value="1.15069" calcext:value-type="float">
            <text:p>1,15069</text:p>
          </table:table-cell>
          <table:table-cell table:style-name="ce1" office:value-type="float" office:value="15853436219" calcext:value-type="float">
            <text:p>15853436219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119389" calcext:value-type="float">
            <text:p>0,119389</text:p>
          </table:table-cell>
          <table:table-cell table:style-name="ce9" table:formula="of:=([.C31]+[.C32]+[.C33]+[.C34]+[.C35])/5" office:value-type="float" office:value="124" calcext:value-type="float">
            <text:p>124</text:p>
          </table:table-cell>
          <table:table-cell table:style-name="ce9" table:formula="of:=([.D31]+[.D32]+[.D33]+[.D34]+[.D35])/5" office:value-type="float" office:value="0.133451" calcext:value-type="float">
            <text:p>0,133451</text:p>
          </table:table-cell>
          <table:table-cell table:style-name="ce2" table:formula="of:=([.E31]+[.E32]+[.E33]+[.E34]+[.E35])/5" office:value-type="float" office:value="2721477718.4" calcext:value-type="float">
            <text:p>2721477718,4</text:p>
          </table:table-cell>
          <table:table-cell table:style-name="ce9" table:formula="of:=([.F31]+[.F32]+[.F33]+[.F34]+[.F35])/5" office:value-type="float" office:value="3.85527" calcext:value-type="float">
            <text:p>3,85527</text:p>
          </table:table-cell>
          <table:table-cell table:style-name="ce9" table:formula="of:=([.G31]+[.G32]+[.G33]+[.G34]+[.G35])/5" office:value-type="float" office:value="1455" calcext:value-type="float">
            <text:p>1455</text:p>
          </table:table-cell>
          <table:table-cell table:style-name="ce9" table:formula="of:=([.H31]+[.H32]+[.H33]+[.H34]+[.H35])/5" office:value-type="float" office:value="5.14337" calcext:value-type="float">
            <text:p>5,14337</text:p>
          </table:table-cell>
          <table:table-cell table:style-name="ce2" table:formula="of:=([.I31]+[.I32]+[.I33]+[.I34]+[.I35])/5" office:value-type="float" office:value="49631215413.8" calcext:value-type="float">
            <text:p>49631215413,8</text:p>
          </table:table-cell>
          <table:table-cell table:style-name="ce9" table:formula="of:=([.J31]+[.J32]+[.J33]+[.J34]+[.J35])/5" office:value-type="float" office:value="0.117006" calcext:value-type="float">
            <text:p>0,117006</text:p>
          </table:table-cell>
          <table:table-cell table:style-name="ce9" table:formula="of:=([.K31]+[.K32]+[.K33]+[.K34]+[.K35])/5" office:value-type="float" office:value="0" calcext:value-type="float">
            <text:p>0</text:p>
          </table:table-cell>
          <table:table-cell table:style-name="ce9" table:formula="of:=([.L31]+[.L32]+[.L33]+[.L34]+[.L35])/5" office:value-type="float" office:value="0.117006" calcext:value-type="float">
            <text:p>0,117006</text:p>
          </table:table-cell>
          <table:table-cell table:style-name="ce2" table:formula="of:=([.M31]+[.M32]+[.M33]+[.M34]+[.M35])/5" office:value-type="float" office:value="2503797956.2" calcext:value-type="float">
            <text:p>2503797956,2</text:p>
          </table:table-cell>
          <table:table-cell table:style-name="ce9" table:formula="of:=([.N31]+[.N32]+[.N33]+[.N34]+[.N35])/5" office:value-type="float" office:value="0.599431" calcext:value-type="float">
            <text:p>0,599431</text:p>
          </table:table-cell>
          <table:table-cell table:style-name="ce9" table:formula="of:=([.O31]+[.O32]+[.O33]+[.O34]+[.O35])/5" office:value-type="float" office:value="1125" calcext:value-type="float">
            <text:p>1125</text:p>
          </table:table-cell>
          <table:table-cell table:style-name="ce9" table:formula="of:=([.P31]+[.P32]+[.P33]+[.P34]+[.P35])/5" office:value-type="float" office:value="1.15069" calcext:value-type="float">
            <text:p>1,15069</text:p>
          </table:table-cell>
          <table:table-cell table:style-name="ce2" table:formula="of:=([.Q31]+[.Q32]+[.Q33]+[.Q34]+[.Q35])/5" office:value-type="float" office:value="15885098296.8" calcext:value-type="float">
            <text:p>15885098296,8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15923" calcext:value-type="float">
            <text:p>0,115923</text:p>
          </table:table-cell>
          <table:table-cell office:value-type="float" office:value="258" calcext:value-type="float">
            <text:p>258</text:p>
          </table:table-cell>
          <table:table-cell office:value-type="float" office:value="0.131045" calcext:value-type="float">
            <text:p>0,131045</text:p>
          </table:table-cell>
          <table:table-cell table:style-name="ce1" office:value-type="float" office:value="2605288319" calcext:value-type="float">
            <text:p>2605288319</text:p>
          </table:table-cell>
          <table:table-cell office:value-type="float" office:value="3.69998" calcext:value-type="float">
            <text:p>3,69998</text:p>
          </table:table-cell>
          <table:table-cell office:value-type="float" office:value="2779" calcext:value-type="float">
            <text:p>2779</text:p>
          </table:table-cell>
          <table:table-cell office:value-type="float" office:value="4.97932" calcext:value-type="float">
            <text:p>4,97932</text:p>
          </table:table-cell>
          <table:table-cell table:style-name="ce1" office:value-type="float" office:value="46678988074" calcext:value-type="float">
            <text:p>4667898807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658070812" calcext:value-type="float">
            <text:p>2658070812</text:p>
          </table:table-cell>
          <table:table-cell office:value-type="float" office:value="0.86466" calcext:value-type="float">
            <text:p>0,86466</text:p>
          </table:table-cell>
          <table:table-cell office:value-type="float" office:value="1930" calcext:value-type="float">
            <text:p>1930</text:p>
          </table:table-cell>
          <table:table-cell office:value-type="float" office:value="1.38739" calcext:value-type="float">
            <text:p>1,38739</text:p>
          </table:table-cell>
          <table:table-cell table:style-name="ce1" office:value-type="float" office:value="19405830859" calcext:value-type="float">
            <text:p>19405830859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15923" calcext:value-type="float">
            <text:p>0,115923</text:p>
          </table:table-cell>
          <table:table-cell office:value-type="float" office:value="258" calcext:value-type="float">
            <text:p>258</text:p>
          </table:table-cell>
          <table:table-cell office:value-type="float" office:value="0.131045" calcext:value-type="float">
            <text:p>0,131045</text:p>
          </table:table-cell>
          <table:table-cell table:style-name="ce1" office:value-type="float" office:value="2510198907" calcext:value-type="float">
            <text:p>2510198907</text:p>
          </table:table-cell>
          <table:table-cell office:value-type="float" office:value="3.69998" calcext:value-type="float">
            <text:p>3,69998</text:p>
          </table:table-cell>
          <table:table-cell office:value-type="float" office:value="2779" calcext:value-type="float">
            <text:p>2779</text:p>
          </table:table-cell>
          <table:table-cell office:value-type="float" office:value="4.97932" calcext:value-type="float">
            <text:p>4,97932</text:p>
          </table:table-cell>
          <table:table-cell table:style-name="ce1" office:value-type="float" office:value="46529378505" calcext:value-type="float">
            <text:p>4652937850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598776515" calcext:value-type="float">
            <text:p>2598776515</text:p>
          </table:table-cell>
          <table:table-cell office:value-type="float" office:value="0.86466" calcext:value-type="float">
            <text:p>0,86466</text:p>
          </table:table-cell>
          <table:table-cell office:value-type="float" office:value="1930" calcext:value-type="float">
            <text:p>1930</text:p>
          </table:table-cell>
          <table:table-cell office:value-type="float" office:value="1.38739" calcext:value-type="float">
            <text:p>1,38739</text:p>
          </table:table-cell>
          <table:table-cell table:style-name="ce1" office:value-type="float" office:value="18987445113" calcext:value-type="float">
            <text:p>18987445113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15923" calcext:value-type="float">
            <text:p>0,115923</text:p>
          </table:table-cell>
          <table:table-cell office:value-type="float" office:value="258" calcext:value-type="float">
            <text:p>258</text:p>
          </table:table-cell>
          <table:table-cell office:value-type="float" office:value="0.131045" calcext:value-type="float">
            <text:p>0,131045</text:p>
          </table:table-cell>
          <table:table-cell table:style-name="ce1" office:value-type="float" office:value="2498677976" calcext:value-type="float">
            <text:p>2498677976</text:p>
          </table:table-cell>
          <table:table-cell office:value-type="float" office:value="3.69998" calcext:value-type="float">
            <text:p>3,69998</text:p>
          </table:table-cell>
          <table:table-cell office:value-type="float" office:value="2779" calcext:value-type="float">
            <text:p>2779</text:p>
          </table:table-cell>
          <table:table-cell office:value-type="float" office:value="4.97932" calcext:value-type="float">
            <text:p>4,97932</text:p>
          </table:table-cell>
          <table:table-cell table:style-name="ce1" office:value-type="float" office:value="46761853499" calcext:value-type="float">
            <text:p>4676185349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600236920" calcext:value-type="float">
            <text:p>2600236920</text:p>
          </table:table-cell>
          <table:table-cell office:value-type="float" office:value="0.86466" calcext:value-type="float">
            <text:p>0,86466</text:p>
          </table:table-cell>
          <table:table-cell office:value-type="float" office:value="1930" calcext:value-type="float">
            <text:p>1930</text:p>
          </table:table-cell>
          <table:table-cell office:value-type="float" office:value="1.38739" calcext:value-type="float">
            <text:p>1,38739</text:p>
          </table:table-cell>
          <table:table-cell table:style-name="ce1" office:value-type="float" office:value="19407237428" calcext:value-type="float">
            <text:p>19407237428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15923" calcext:value-type="float">
            <text:p>0,115923</text:p>
          </table:table-cell>
          <table:table-cell office:value-type="float" office:value="258" calcext:value-type="float">
            <text:p>258</text:p>
          </table:table-cell>
          <table:table-cell office:value-type="float" office:value="0.131045" calcext:value-type="float">
            <text:p>0,131045</text:p>
          </table:table-cell>
          <table:table-cell table:style-name="ce1" office:value-type="float" office:value="2501010368" calcext:value-type="float">
            <text:p>2501010368</text:p>
          </table:table-cell>
          <table:table-cell office:value-type="float" office:value="3.69998" calcext:value-type="float">
            <text:p>3,69998</text:p>
          </table:table-cell>
          <table:table-cell office:value-type="float" office:value="2779" calcext:value-type="float">
            <text:p>2779</text:p>
          </table:table-cell>
          <table:table-cell office:value-type="float" office:value="4.97932" calcext:value-type="float">
            <text:p>4,97932</text:p>
          </table:table-cell>
          <table:table-cell table:style-name="ce1" office:value-type="float" office:value="46619744204" calcext:value-type="float">
            <text:p>4661974420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585508427" calcext:value-type="float">
            <text:p>2585508427</text:p>
          </table:table-cell>
          <table:table-cell office:value-type="float" office:value="0.86466" calcext:value-type="float">
            <text:p>0,86466</text:p>
          </table:table-cell>
          <table:table-cell office:value-type="float" office:value="1930" calcext:value-type="float">
            <text:p>1930</text:p>
          </table:table-cell>
          <table:table-cell office:value-type="float" office:value="1.38739" calcext:value-type="float">
            <text:p>1,38739</text:p>
          </table:table-cell>
          <table:table-cell table:style-name="ce1" office:value-type="float" office:value="19402841497" calcext:value-type="float">
            <text:p>19402841497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15923" calcext:value-type="float">
            <text:p>0,115923</text:p>
          </table:table-cell>
          <table:table-cell office:value-type="float" office:value="258" calcext:value-type="float">
            <text:p>258</text:p>
          </table:table-cell>
          <table:table-cell office:value-type="float" office:value="0.131045" calcext:value-type="float">
            <text:p>0,131045</text:p>
          </table:table-cell>
          <table:table-cell table:style-name="ce1" office:value-type="float" office:value="2499675287" calcext:value-type="float">
            <text:p>2499675287</text:p>
          </table:table-cell>
          <table:table-cell office:value-type="float" office:value="3.69998" calcext:value-type="float">
            <text:p>3,69998</text:p>
          </table:table-cell>
          <table:table-cell office:value-type="float" office:value="2779" calcext:value-type="float">
            <text:p>2779</text:p>
          </table:table-cell>
          <table:table-cell office:value-type="float" office:value="4.97932" calcext:value-type="float">
            <text:p>4,97932</text:p>
          </table:table-cell>
          <table:table-cell table:style-name="ce1" office:value-type="float" office:value="46712248408" calcext:value-type="float">
            <text:p>4671224840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589995141" calcext:value-type="float">
            <text:p>2589995141</text:p>
          </table:table-cell>
          <table:table-cell office:value-type="float" office:value="0.86466" calcext:value-type="float">
            <text:p>0,86466</text:p>
          </table:table-cell>
          <table:table-cell office:value-type="float" office:value="1930" calcext:value-type="float">
            <text:p>1930</text:p>
          </table:table-cell>
          <table:table-cell office:value-type="float" office:value="1.38739" calcext:value-type="float">
            <text:p>1,38739</text:p>
          </table:table-cell>
          <table:table-cell table:style-name="ce1" office:value-type="float" office:value="19194358998" calcext:value-type="float">
            <text:p>19194358998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115923" calcext:value-type="float">
            <text:p>0,115923</text:p>
          </table:table-cell>
          <table:table-cell table:formula="of:=([.C38]+[.C39]+[.C40]+[.C41]+[.C42])/5" office:value-type="float" office:value="258" calcext:value-type="float">
            <text:p>258</text:p>
          </table:table-cell>
          <table:table-cell table:formula="of:=([.D38]+[.D39]+[.D40]+[.D41]+[.D42])/5" office:value-type="float" office:value="0.131045" calcext:value-type="float">
            <text:p>0,131045</text:p>
          </table:table-cell>
          <table:table-cell table:style-name="ce1" table:formula="of:=([.E38]+[.E39]+[.E40]+[.E41]+[.E42])/5" office:value-type="float" office:value="2522970171.4" calcext:value-type="float">
            <text:p>2522970171,4</text:p>
          </table:table-cell>
          <table:table-cell table:formula="of:=([.F38]+[.F39]+[.F40]+[.F41]+[.F42])/5" office:value-type="float" office:value="3.69998" calcext:value-type="float">
            <text:p>3,69998</text:p>
          </table:table-cell>
          <table:table-cell table:formula="of:=([.G38]+[.G39]+[.G40]+[.G41]+[.G42])/5" office:value-type="float" office:value="2779" calcext:value-type="float">
            <text:p>2779</text:p>
          </table:table-cell>
          <table:table-cell table:formula="of:=([.H38]+[.H39]+[.H40]+[.H41]+[.H42])/5" office:value-type="float" office:value="4.97932" calcext:value-type="float">
            <text:p>4,97932</text:p>
          </table:table-cell>
          <table:table-cell table:style-name="ce1" table:formula="of:=([.I38]+[.I39]+[.I40]+[.I41]+[.I42])/5" office:value-type="float" office:value="46660442538" calcext:value-type="float">
            <text:p>46660442538</text:p>
          </table:table-cell>
          <table:table-cell table:formula="of:=([.J38]+[.J39]+[.J40]+[.J41]+[.J42])/5" office:value-type="float" office:value="0.117006" calcext:value-type="float">
            <text:p>0,117006</text:p>
          </table:table-cell>
          <table:table-cell table:formula="of:=([.K38]+[.K39]+[.K40]+[.K41]+[.K42])/5" office:value-type="float" office:value="0" calcext:value-type="float">
            <text:p>0</text:p>
          </table:table-cell>
          <table:table-cell table:formula="of:=([.L38]+[.L39]+[.L40]+[.L41]+[.L42])/5" office:value-type="float" office:value="0.117006" calcext:value-type="float">
            <text:p>0,117006</text:p>
          </table:table-cell>
          <table:table-cell table:style-name="ce1" table:formula="of:=([.M38]+[.M39]+[.M40]+[.M41]+[.M42])/5" office:value-type="float" office:value="2606517563" calcext:value-type="float">
            <text:p>2606517563</text:p>
          </table:table-cell>
          <table:table-cell table:formula="of:=([.N38]+[.N39]+[.N40]+[.N41]+[.N42])/5" office:value-type="float" office:value="0.86466" calcext:value-type="float">
            <text:p>0,86466</text:p>
          </table:table-cell>
          <table:table-cell table:formula="of:=([.O38]+[.O39]+[.O40]+[.O41]+[.O42])/5" office:value-type="float" office:value="1930" calcext:value-type="float">
            <text:p>1930</text:p>
          </table:table-cell>
          <table:table-cell table:formula="of:=([.P38]+[.P39]+[.P40]+[.P41]+[.P42])/5" office:value-type="float" office:value="1.38739" calcext:value-type="float">
            <text:p>1,38739</text:p>
          </table:table-cell>
          <table:table-cell table:style-name="ce1" table:formula="of:=([.Q38]+[.Q39]+[.Q40]+[.Q41]+[.Q42])/5" office:value-type="float" office:value="19279542779" calcext:value-type="float">
            <text:p>19279542779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19364" calcext:value-type="float">
            <text:p>0,119364</text:p>
          </table:table-cell>
          <table:table-cell office:value-type="float" office:value="282" calcext:value-type="float">
            <text:p>282</text:p>
          </table:table-cell>
          <table:table-cell office:value-type="float" office:value="0.136653" calcext:value-type="float">
            <text:p>0,136653</text:p>
          </table:table-cell>
          <table:table-cell table:style-name="ce1" office:value-type="float" office:value="2374869772" calcext:value-type="float">
            <text:p>2374869772</text:p>
          </table:table-cell>
          <table:table-cell office:value-type="float" office:value="4.05368" calcext:value-type="float">
            <text:p>4,05368</text:p>
          </table:table-cell>
          <table:table-cell office:value-type="float" office:value="2775" calcext:value-type="float">
            <text:p>2775</text:p>
          </table:table-cell>
          <table:table-cell office:value-type="float" office:value="5.25232" calcext:value-type="float">
            <text:p>5,25232</text:p>
          </table:table-cell>
          <table:table-cell table:style-name="ce1" office:value-type="float" office:value="44040247636" calcext:value-type="float">
            <text:p>4404024763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601695522" calcext:value-type="float">
            <text:p>2601695522</text:p>
          </table:table-cell>
          <table:table-cell office:value-type="float" office:value="0.884189" calcext:value-type="float">
            <text:p>0,884189</text:p>
          </table:table-cell>
          <table:table-cell office:value-type="float" office:value="1792" calcext:value-type="float">
            <text:p>1792</text:p>
          </table:table-cell>
          <table:table-cell office:value-type="float" office:value="1.3782" calcext:value-type="float">
            <text:p>1,3782</text:p>
          </table:table-cell>
          <table:table-cell table:style-name="ce1" office:value-type="float" office:value="19230787856" calcext:value-type="float">
            <text:p>19230787856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19364" calcext:value-type="float">
            <text:p>0,119364</text:p>
          </table:table-cell>
          <table:table-cell office:value-type="float" office:value="282" calcext:value-type="float">
            <text:p>282</text:p>
          </table:table-cell>
          <table:table-cell office:value-type="float" office:value="0.136653" calcext:value-type="float">
            <text:p>0,136653</text:p>
          </table:table-cell>
          <table:table-cell table:style-name="ce1" office:value-type="float" office:value="2368649035" calcext:value-type="float">
            <text:p>2368649035</text:p>
          </table:table-cell>
          <table:table-cell office:value-type="float" office:value="4.05368" calcext:value-type="float">
            <text:p>4,05368</text:p>
          </table:table-cell>
          <table:table-cell office:value-type="float" office:value="2775" calcext:value-type="float">
            <text:p>2775</text:p>
          </table:table-cell>
          <table:table-cell office:value-type="float" office:value="5.25232" calcext:value-type="float">
            <text:p>5,25232</text:p>
          </table:table-cell>
          <table:table-cell table:style-name="ce1" office:value-type="float" office:value="44013533841" calcext:value-type="float">
            <text:p>4401353384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623682034" calcext:value-type="float">
            <text:p>2623682034</text:p>
          </table:table-cell>
          <table:table-cell office:value-type="float" office:value="0.884189" calcext:value-type="float">
            <text:p>0,884189</text:p>
          </table:table-cell>
          <table:table-cell office:value-type="float" office:value="1792" calcext:value-type="float">
            <text:p>1792</text:p>
          </table:table-cell>
          <table:table-cell office:value-type="float" office:value="1.3782" calcext:value-type="float">
            <text:p>1,3782</text:p>
          </table:table-cell>
          <table:table-cell table:style-name="ce1" office:value-type="float" office:value="19280741061" calcext:value-type="float">
            <text:p>19280741061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19364" calcext:value-type="float">
            <text:p>0,119364</text:p>
          </table:table-cell>
          <table:table-cell office:value-type="float" office:value="282" calcext:value-type="float">
            <text:p>282</text:p>
          </table:table-cell>
          <table:table-cell office:value-type="float" office:value="0.136653" calcext:value-type="float">
            <text:p>0,136653</text:p>
          </table:table-cell>
          <table:table-cell table:style-name="ce1" office:value-type="float" office:value="2363706592" calcext:value-type="float">
            <text:p>2363706592</text:p>
          </table:table-cell>
          <table:table-cell office:value-type="float" office:value="4.05368" calcext:value-type="float">
            <text:p>4,05368</text:p>
          </table:table-cell>
          <table:table-cell office:value-type="float" office:value="2775" calcext:value-type="float">
            <text:p>2775</text:p>
          </table:table-cell>
          <table:table-cell office:value-type="float" office:value="5.25232" calcext:value-type="float">
            <text:p>5,25232</text:p>
          </table:table-cell>
          <table:table-cell table:style-name="ce1" office:value-type="float" office:value="44066036148" calcext:value-type="float">
            <text:p>4406603614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593426738" calcext:value-type="float">
            <text:p>2593426738</text:p>
          </table:table-cell>
          <table:table-cell office:value-type="float" office:value="0.884189" calcext:value-type="float">
            <text:p>0,884189</text:p>
          </table:table-cell>
          <table:table-cell office:value-type="float" office:value="1792" calcext:value-type="float">
            <text:p>1792</text:p>
          </table:table-cell>
          <table:table-cell office:value-type="float" office:value="1.3782" calcext:value-type="float">
            <text:p>1,3782</text:p>
          </table:table-cell>
          <table:table-cell table:style-name="ce1" office:value-type="float" office:value="19301491188" calcext:value-type="float">
            <text:p>19301491188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19364" calcext:value-type="float">
            <text:p>0,119364</text:p>
          </table:table-cell>
          <table:table-cell office:value-type="float" office:value="282" calcext:value-type="float">
            <text:p>282</text:p>
          </table:table-cell>
          <table:table-cell office:value-type="float" office:value="0.136653" calcext:value-type="float">
            <text:p>0,136653</text:p>
          </table:table-cell>
          <table:table-cell table:style-name="ce1" office:value-type="float" office:value="2372122019" calcext:value-type="float">
            <text:p>2372122019</text:p>
          </table:table-cell>
          <table:table-cell office:value-type="float" office:value="4.05368" calcext:value-type="float">
            <text:p>4,05368</text:p>
          </table:table-cell>
          <table:table-cell office:value-type="float" office:value="2775" calcext:value-type="float">
            <text:p>2775</text:p>
          </table:table-cell>
          <table:table-cell office:value-type="float" office:value="5.25232" calcext:value-type="float">
            <text:p>5,25232</text:p>
          </table:table-cell>
          <table:table-cell table:style-name="ce1" office:value-type="float" office:value="44072880472" calcext:value-type="float">
            <text:p>4407288047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597965699" calcext:value-type="float">
            <text:p>2597965699</text:p>
          </table:table-cell>
          <table:table-cell office:value-type="float" office:value="0.884189" calcext:value-type="float">
            <text:p>0,884189</text:p>
          </table:table-cell>
          <table:table-cell office:value-type="float" office:value="1792" calcext:value-type="float">
            <text:p>1792</text:p>
          </table:table-cell>
          <table:table-cell office:value-type="float" office:value="1.3782" calcext:value-type="float">
            <text:p>1,3782</text:p>
          </table:table-cell>
          <table:table-cell table:style-name="ce1" office:value-type="float" office:value="19369934766" calcext:value-type="float">
            <text:p>19369934766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19364" calcext:value-type="float">
            <text:p>0,119364</text:p>
          </table:table-cell>
          <table:table-cell office:value-type="float" office:value="282" calcext:value-type="float">
            <text:p>282</text:p>
          </table:table-cell>
          <table:table-cell office:value-type="float" office:value="0.136653" calcext:value-type="float">
            <text:p>0,136653</text:p>
          </table:table-cell>
          <table:table-cell table:style-name="ce1" office:value-type="float" office:value="2366853910" calcext:value-type="float">
            <text:p>2366853910</text:p>
          </table:table-cell>
          <table:table-cell office:value-type="float" office:value="4.05368" calcext:value-type="float">
            <text:p>4,05368</text:p>
          </table:table-cell>
          <table:table-cell office:value-type="float" office:value="2775" calcext:value-type="float">
            <text:p>2775</text:p>
          </table:table-cell>
          <table:table-cell office:value-type="float" office:value="5.25232" calcext:value-type="float">
            <text:p>5,25232</text:p>
          </table:table-cell>
          <table:table-cell table:style-name="ce1" office:value-type="float" office:value="44202024500" calcext:value-type="float">
            <text:p>4420202450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645653945" calcext:value-type="float">
            <text:p>2645653945</text:p>
          </table:table-cell>
          <table:table-cell office:value-type="float" office:value="0.884189" calcext:value-type="float">
            <text:p>0,884189</text:p>
          </table:table-cell>
          <table:table-cell office:value-type="float" office:value="1792" calcext:value-type="float">
            <text:p>1792</text:p>
          </table:table-cell>
          <table:table-cell office:value-type="float" office:value="1.3782" calcext:value-type="float">
            <text:p>1,3782</text:p>
          </table:table-cell>
          <table:table-cell table:style-name="ce1" office:value-type="float" office:value="19313627223" calcext:value-type="float">
            <text:p>19313627223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119364" calcext:value-type="float">
            <text:p>0,119364</text:p>
          </table:table-cell>
          <table:table-cell table:formula="of:=([.C45]+[.C46]+[.C47]+[.C48]+[.C49])/5" office:value-type="float" office:value="282" calcext:value-type="float">
            <text:p>282</text:p>
          </table:table-cell>
          <table:table-cell table:formula="of:=([.D45]+[.D46]+[.D47]+[.D48]+[.D49])/5" office:value-type="float" office:value="0.136653" calcext:value-type="float">
            <text:p>0,136653</text:p>
          </table:table-cell>
          <table:table-cell table:style-name="ce1" table:formula="of:=([.E45]+[.E46]+[.E47]+[.E48]+[.E49])/5" office:value-type="float" office:value="2369240265.6" calcext:value-type="float">
            <text:p>2369240265,6</text:p>
          </table:table-cell>
          <table:table-cell table:formula="of:=([.F45]+[.F46]+[.F47]+[.F48]+[.F49])/5" office:value-type="float" office:value="4.05368" calcext:value-type="float">
            <text:p>4,05368</text:p>
          </table:table-cell>
          <table:table-cell table:formula="of:=([.G45]+[.G46]+[.G47]+[.G48]+[.G49])/5" office:value-type="float" office:value="2775" calcext:value-type="float">
            <text:p>2775</text:p>
          </table:table-cell>
          <table:table-cell table:formula="of:=([.H45]+[.H46]+[.H47]+[.H48]+[.H49])/5" office:value-type="float" office:value="5.25232" calcext:value-type="float">
            <text:p>5,25232</text:p>
          </table:table-cell>
          <table:table-cell table:style-name="ce1" table:formula="of:=([.I45]+[.I46]+[.I47]+[.I48]+[.I49])/5" office:value-type="float" office:value="44078944519.4" calcext:value-type="float">
            <text:p>44078944519,4</text:p>
          </table:table-cell>
          <table:table-cell table:formula="of:=([.J45]+[.J46]+[.J47]+[.J48]+[.J49])/5" office:value-type="float" office:value="0.117006" calcext:value-type="float">
            <text:p>0,117006</text:p>
          </table:table-cell>
          <table:table-cell table:formula="of:=([.K45]+[.K46]+[.K47]+[.K48]+[.K49])/5" office:value-type="float" office:value="0" calcext:value-type="float">
            <text:p>0</text:p>
          </table:table-cell>
          <table:table-cell table:formula="of:=([.L45]+[.L46]+[.L47]+[.L48]+[.L49])/5" office:value-type="float" office:value="0.117006" calcext:value-type="float">
            <text:p>0,117006</text:p>
          </table:table-cell>
          <table:table-cell table:style-name="ce1" table:formula="of:=([.M45]+[.M46]+[.M47]+[.M48]+[.M49])/5" office:value-type="float" office:value="2612484787.6" calcext:value-type="float">
            <text:p>2612484787,6</text:p>
          </table:table-cell>
          <table:table-cell table:formula="of:=([.N45]+[.N46]+[.N47]+[.N48]+[.N49])/5" office:value-type="float" office:value="0.884189" calcext:value-type="float">
            <text:p>0,884189</text:p>
          </table:table-cell>
          <table:table-cell table:formula="of:=([.O45]+[.O46]+[.O47]+[.O48]+[.O49])/5" office:value-type="float" office:value="1792" calcext:value-type="float">
            <text:p>1792</text:p>
          </table:table-cell>
          <table:table-cell table:formula="of:=([.P45]+[.P46]+[.P47]+[.P48]+[.P49])/5" office:value-type="float" office:value="1.3782" calcext:value-type="float">
            <text:p>1,3782</text:p>
          </table:table-cell>
          <table:table-cell table:style-name="ce1" table:formula="of:=([.Q45]+[.Q46]+[.Q47]+[.Q48]+[.Q49])/5" office:value-type="float" office:value="19299316418.8" calcext:value-type="float">
            <text:p>19299316418,8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10336" calcext:value-type="float">
            <text:p>0,110336</text:p>
          </table:table-cell>
          <table:table-cell office:value-type="float" office:value="273" calcext:value-type="float">
            <text:p>273</text:p>
          </table:table-cell>
          <table:table-cell office:value-type="float" office:value="0.125275" calcext:value-type="float">
            <text:p>0,125275</text:p>
          </table:table-cell>
          <table:table-cell table:style-name="ce1" office:value-type="float" office:value="2668556735" calcext:value-type="float">
            <text:p>2668556735</text:p>
          </table:table-cell>
          <table:table-cell office:value-type="float" office:value="3.83953" calcext:value-type="float">
            <text:p>3,83953</text:p>
          </table:table-cell>
          <table:table-cell office:value-type="float" office:value="2887" calcext:value-type="float">
            <text:p>2887</text:p>
          </table:table-cell>
          <table:table-cell office:value-type="float" office:value="5.22266" calcext:value-type="float">
            <text:p>5,22266</text:p>
          </table:table-cell>
          <table:table-cell table:style-name="ce1" office:value-type="float" office:value="49912762393" calcext:value-type="float">
            <text:p>4991276239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776422824" calcext:value-type="float">
            <text:p>2776422824</text:p>
          </table:table-cell>
          <table:table-cell office:value-type="float" office:value="0.624703" calcext:value-type="float">
            <text:p>0,624703</text:p>
          </table:table-cell>
          <table:table-cell office:value-type="float" office:value="2290" calcext:value-type="float">
            <text:p>2290</text:p>
          </table:table-cell>
          <table:table-cell office:value-type="float" office:value="1.21354" calcext:value-type="float">
            <text:p>1,21354</text:p>
          </table:table-cell>
          <table:table-cell table:style-name="ce1" office:value-type="float" office:value="19348136991" calcext:value-type="float">
            <text:p>19348136991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10336" calcext:value-type="float">
            <text:p>0,110336</text:p>
          </table:table-cell>
          <table:table-cell office:value-type="float" office:value="273" calcext:value-type="float">
            <text:p>273</text:p>
          </table:table-cell>
          <table:table-cell office:value-type="float" office:value="0.125275" calcext:value-type="float">
            <text:p>0,125275</text:p>
          </table:table-cell>
          <table:table-cell table:style-name="ce1" office:value-type="float" office:value="2679350519" calcext:value-type="float">
            <text:p>2679350519</text:p>
          </table:table-cell>
          <table:table-cell office:value-type="float" office:value="3.83953" calcext:value-type="float">
            <text:p>3,83953</text:p>
          </table:table-cell>
          <table:table-cell office:value-type="float" office:value="2887" calcext:value-type="float">
            <text:p>2887</text:p>
          </table:table-cell>
          <table:table-cell office:value-type="float" office:value="5.22266" calcext:value-type="float">
            <text:p>5,22266</text:p>
          </table:table-cell>
          <table:table-cell table:style-name="ce1" office:value-type="float" office:value="49844203155" calcext:value-type="float">
            <text:p>4984420315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781668337" calcext:value-type="float">
            <text:p>2781668337</text:p>
          </table:table-cell>
          <table:table-cell office:value-type="float" office:value="0.624703" calcext:value-type="float">
            <text:p>0,624703</text:p>
          </table:table-cell>
          <table:table-cell office:value-type="float" office:value="2290" calcext:value-type="float">
            <text:p>2290</text:p>
          </table:table-cell>
          <table:table-cell office:value-type="float" office:value="1.21354" calcext:value-type="float">
            <text:p>1,21354</text:p>
          </table:table-cell>
          <table:table-cell table:style-name="ce1" office:value-type="float" office:value="19294262736" calcext:value-type="float">
            <text:p>19294262736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10336" calcext:value-type="float">
            <text:p>0,110336</text:p>
          </table:table-cell>
          <table:table-cell office:value-type="float" office:value="273" calcext:value-type="float">
            <text:p>273</text:p>
          </table:table-cell>
          <table:table-cell office:value-type="float" office:value="0.125275" calcext:value-type="float">
            <text:p>0,125275</text:p>
          </table:table-cell>
          <table:table-cell table:style-name="ce1" office:value-type="float" office:value="2661067343" calcext:value-type="float">
            <text:p>2661067343</text:p>
          </table:table-cell>
          <table:table-cell office:value-type="float" office:value="3.83953" calcext:value-type="float">
            <text:p>3,83953</text:p>
          </table:table-cell>
          <table:table-cell office:value-type="float" office:value="2887" calcext:value-type="float">
            <text:p>2887</text:p>
          </table:table-cell>
          <table:table-cell office:value-type="float" office:value="5.22266" calcext:value-type="float">
            <text:p>5,22266</text:p>
          </table:table-cell>
          <table:table-cell table:style-name="ce1" office:value-type="float" office:value="49781854663" calcext:value-type="float">
            <text:p>4978185466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765473699" calcext:value-type="float">
            <text:p>2765473699</text:p>
          </table:table-cell>
          <table:table-cell office:value-type="float" office:value="0.624703" calcext:value-type="float">
            <text:p>0,624703</text:p>
          </table:table-cell>
          <table:table-cell office:value-type="float" office:value="2290" calcext:value-type="float">
            <text:p>2290</text:p>
          </table:table-cell>
          <table:table-cell office:value-type="float" office:value="1.21354" calcext:value-type="float">
            <text:p>1,21354</text:p>
          </table:table-cell>
          <table:table-cell table:style-name="ce1" office:value-type="float" office:value="19321605883" calcext:value-type="float">
            <text:p>19321605883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10336" calcext:value-type="float">
            <text:p>0,110336</text:p>
          </table:table-cell>
          <table:table-cell office:value-type="float" office:value="273" calcext:value-type="float">
            <text:p>273</text:p>
          </table:table-cell>
          <table:table-cell office:value-type="float" office:value="0.125275" calcext:value-type="float">
            <text:p>0,125275</text:p>
          </table:table-cell>
          <table:table-cell table:style-name="ce1" office:value-type="float" office:value="2681368726" calcext:value-type="float">
            <text:p>2681368726</text:p>
          </table:table-cell>
          <table:table-cell office:value-type="float" office:value="3.83953" calcext:value-type="float">
            <text:p>3,83953</text:p>
          </table:table-cell>
          <table:table-cell office:value-type="float" office:value="2887" calcext:value-type="float">
            <text:p>2887</text:p>
          </table:table-cell>
          <table:table-cell office:value-type="float" office:value="5.22266" calcext:value-type="float">
            <text:p>5,22266</text:p>
          </table:table-cell>
          <table:table-cell table:style-name="ce1" office:value-type="float" office:value="49786723170" calcext:value-type="float">
            <text:p>4978672317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772827057" calcext:value-type="float">
            <text:p>2772827057</text:p>
          </table:table-cell>
          <table:table-cell office:value-type="float" office:value="0.624703" calcext:value-type="float">
            <text:p>0,624703</text:p>
          </table:table-cell>
          <table:table-cell office:value-type="float" office:value="2290" calcext:value-type="float">
            <text:p>2290</text:p>
          </table:table-cell>
          <table:table-cell office:value-type="float" office:value="1.21354" calcext:value-type="float">
            <text:p>1,21354</text:p>
          </table:table-cell>
          <table:table-cell table:style-name="ce1" office:value-type="float" office:value="20531457168" calcext:value-type="float">
            <text:p>20531457168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10336" calcext:value-type="float">
            <text:p>0,110336</text:p>
          </table:table-cell>
          <table:table-cell office:value-type="float" office:value="273" calcext:value-type="float">
            <text:p>273</text:p>
          </table:table-cell>
          <table:table-cell office:value-type="float" office:value="0.125275" calcext:value-type="float">
            <text:p>0,125275</text:p>
          </table:table-cell>
          <table:table-cell table:style-name="ce1" office:value-type="float" office:value="2683621960" calcext:value-type="float">
            <text:p>2683621960</text:p>
          </table:table-cell>
          <table:table-cell office:value-type="float" office:value="3.83953" calcext:value-type="float">
            <text:p>3,83953</text:p>
          </table:table-cell>
          <table:table-cell office:value-type="float" office:value="2887" calcext:value-type="float">
            <text:p>2887</text:p>
          </table:table-cell>
          <table:table-cell office:value-type="float" office:value="5.22266" calcext:value-type="float">
            <text:p>5,22266</text:p>
          </table:table-cell>
          <table:table-cell table:style-name="ce1" office:value-type="float" office:value="49696060647" calcext:value-type="float">
            <text:p>4969606064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740981460" calcext:value-type="float">
            <text:p>2740981460</text:p>
          </table:table-cell>
          <table:table-cell office:value-type="float" office:value="0.624703" calcext:value-type="float">
            <text:p>0,624703</text:p>
          </table:table-cell>
          <table:table-cell office:value-type="float" office:value="2290" calcext:value-type="float">
            <text:p>2290</text:p>
          </table:table-cell>
          <table:table-cell office:value-type="float" office:value="1.21354" calcext:value-type="float">
            <text:p>1,21354</text:p>
          </table:table-cell>
          <table:table-cell table:style-name="ce1" office:value-type="float" office:value="21055328278" calcext:value-type="float">
            <text:p>21055328278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110336" calcext:value-type="float">
            <text:p>0,110336</text:p>
          </table:table-cell>
          <table:table-cell table:formula="of:=([.C52]+[.C53]+[.C54]+[.C55]+[.C56])/5" office:value-type="float" office:value="273" calcext:value-type="float">
            <text:p>273</text:p>
          </table:table-cell>
          <table:table-cell table:formula="of:=([.D52]+[.D53]+[.D54]+[.D55]+[.D56])/5" office:value-type="float" office:value="0.125275" calcext:value-type="float">
            <text:p>0,125275</text:p>
          </table:table-cell>
          <table:table-cell table:style-name="ce1" table:formula="of:=([.E52]+[.E53]+[.E54]+[.E55]+[.E56])/5" office:value-type="float" office:value="2674793056.6" calcext:value-type="float">
            <text:p>2674793056,6</text:p>
          </table:table-cell>
          <table:table-cell table:formula="of:=([.F52]+[.F53]+[.F54]+[.F55]+[.F56])/5" office:value-type="float" office:value="3.83953" calcext:value-type="float">
            <text:p>3,83953</text:p>
          </table:table-cell>
          <table:table-cell table:formula="of:=([.G52]+[.G53]+[.G54]+[.G55]+[.G56])/5" office:value-type="float" office:value="2887" calcext:value-type="float">
            <text:p>2887</text:p>
          </table:table-cell>
          <table:table-cell table:formula="of:=([.H52]+[.H53]+[.H54]+[.H55]+[.H56])/5" office:value-type="float" office:value="5.22266" calcext:value-type="float">
            <text:p>5,22266</text:p>
          </table:table-cell>
          <table:table-cell table:style-name="ce1" table:formula="of:=([.I52]+[.I53]+[.I54]+[.I55]+[.I56])/5" office:value-type="float" office:value="49804320805.6" calcext:value-type="float">
            <text:p>49804320805,6</text:p>
          </table:table-cell>
          <table:table-cell table:formula="of:=([.J52]+[.J53]+[.J54]+[.J55]+[.J56])/5" office:value-type="float" office:value="0.117006" calcext:value-type="float">
            <text:p>0,117006</text:p>
          </table:table-cell>
          <table:table-cell table:formula="of:=([.K52]+[.K53]+[.K54]+[.K55]+[.K56])/5" office:value-type="float" office:value="0" calcext:value-type="float">
            <text:p>0</text:p>
          </table:table-cell>
          <table:table-cell table:formula="of:=([.L52]+[.L53]+[.L54]+[.L55]+[.L56])/5" office:value-type="float" office:value="0.117006" calcext:value-type="float">
            <text:p>0,117006</text:p>
          </table:table-cell>
          <table:table-cell table:style-name="ce1" table:formula="of:=([.M52]+[.M53]+[.M54]+[.M55]+[.M56])/5" office:value-type="float" office:value="2767474675.4" calcext:value-type="float">
            <text:p>2767474675,4</text:p>
          </table:table-cell>
          <table:table-cell table:formula="of:=([.N52]+[.N53]+[.N54]+[.N55]+[.N56])/5" office:value-type="float" office:value="0.624703" calcext:value-type="float">
            <text:p>0,624703</text:p>
          </table:table-cell>
          <table:table-cell table:formula="of:=([.O52]+[.O53]+[.O54]+[.O55]+[.O56])/5" office:value-type="float" office:value="2290" calcext:value-type="float">
            <text:p>2290</text:p>
          </table:table-cell>
          <table:table-cell table:formula="of:=([.P52]+[.P53]+[.P54]+[.P55]+[.P56])/5" office:value-type="float" office:value="1.21354" calcext:value-type="float">
            <text:p>1,21354</text:p>
          </table:table-cell>
          <table:table-cell table:style-name="ce1" table:formula="of:=([.Q52]+[.Q53]+[.Q54]+[.Q55]+[.Q56])/5" office:value-type="float" office:value="19910158211.2" calcext:value-type="float">
            <text:p>19910158211,2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62108" calcext:value-type="float">
            <text:p>0,262108</text:p>
          </table:table-cell>
          <table:table-cell office:value-type="float" office:value="899" calcext:value-type="float">
            <text:p>899</text:p>
          </table:table-cell>
          <table:table-cell office:value-type="float" office:value="0.369037" calcext:value-type="float">
            <text:p>0,369037</text:p>
          </table:table-cell>
          <table:table-cell table:style-name="ce1" office:value-type="float" office:value="2699014623" calcext:value-type="float">
            <text:p>2699014623</text:p>
          </table:table-cell>
          <table:table-cell office:value-type="float" office:value="3.93419" calcext:value-type="float">
            <text:p>3,93419</text:p>
          </table:table-cell>
          <table:table-cell office:value-type="float" office:value="2721" calcext:value-type="float">
            <text:p>2721</text:p>
          </table:table-cell>
          <table:table-cell office:value-type="float" office:value="5.1908" calcext:value-type="float">
            <text:p>5,1908</text:p>
          </table:table-cell>
          <table:table-cell table:style-name="ce1" office:value-type="float" office:value="54725347581" calcext:value-type="float">
            <text:p>5472534758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756137637" calcext:value-type="float">
            <text:p>2756137637</text:p>
          </table:table-cell>
          <table:table-cell office:value-type="float" office:value="0.621733" calcext:value-type="float">
            <text:p>0,621733</text:p>
          </table:table-cell>
          <table:table-cell office:value-type="float" office:value="2307" calcext:value-type="float">
            <text:p>2307</text:p>
          </table:table-cell>
          <table:table-cell office:value-type="float" office:value="1.20973" calcext:value-type="float">
            <text:p>1,20973</text:p>
          </table:table-cell>
          <table:table-cell table:style-name="ce1" office:value-type="float" office:value="19516258989" calcext:value-type="float">
            <text:p>19516258989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62108" calcext:value-type="float">
            <text:p>0,262108</text:p>
          </table:table-cell>
          <table:table-cell office:value-type="float" office:value="899" calcext:value-type="float">
            <text:p>899</text:p>
          </table:table-cell>
          <table:table-cell office:value-type="float" office:value="0.369037" calcext:value-type="float">
            <text:p>0,369037</text:p>
          </table:table-cell>
          <table:table-cell table:style-name="ce1" office:value-type="float" office:value="2710353565" calcext:value-type="float">
            <text:p>2710353565</text:p>
          </table:table-cell>
          <table:table-cell office:value-type="float" office:value="3.93419" calcext:value-type="float">
            <text:p>3,93419</text:p>
          </table:table-cell>
          <table:table-cell office:value-type="float" office:value="2721" calcext:value-type="float">
            <text:p>2721</text:p>
          </table:table-cell>
          <table:table-cell office:value-type="float" office:value="5.1908" calcext:value-type="float">
            <text:p>5,1908</text:p>
          </table:table-cell>
          <table:table-cell table:style-name="ce1" office:value-type="float" office:value="54511852616" calcext:value-type="float">
            <text:p>5451185261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734229687" calcext:value-type="float">
            <text:p>2734229687</text:p>
          </table:table-cell>
          <table:table-cell office:value-type="float" office:value="0.621733" calcext:value-type="float">
            <text:p>0,621733</text:p>
          </table:table-cell>
          <table:table-cell office:value-type="float" office:value="2307" calcext:value-type="float">
            <text:p>2307</text:p>
          </table:table-cell>
          <table:table-cell office:value-type="float" office:value="1.20973" calcext:value-type="float">
            <text:p>1,20973</text:p>
          </table:table-cell>
          <table:table-cell table:style-name="ce1" office:value-type="float" office:value="20242436539" calcext:value-type="float">
            <text:p>20242436539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62108" calcext:value-type="float">
            <text:p>0,262108</text:p>
          </table:table-cell>
          <table:table-cell office:value-type="float" office:value="899" calcext:value-type="float">
            <text:p>899</text:p>
          </table:table-cell>
          <table:table-cell office:value-type="float" office:value="0.369037" calcext:value-type="float">
            <text:p>0,369037</text:p>
          </table:table-cell>
          <table:table-cell table:style-name="ce1" office:value-type="float" office:value="2721974411" calcext:value-type="float">
            <text:p>2721974411</text:p>
          </table:table-cell>
          <table:table-cell office:value-type="float" office:value="3.93419" calcext:value-type="float">
            <text:p>3,93419</text:p>
          </table:table-cell>
          <table:table-cell office:value-type="float" office:value="2721" calcext:value-type="float">
            <text:p>2721</text:p>
          </table:table-cell>
          <table:table-cell office:value-type="float" office:value="5.1908" calcext:value-type="float">
            <text:p>5,1908</text:p>
          </table:table-cell>
          <table:table-cell table:style-name="ce1" office:value-type="float" office:value="54506643685" calcext:value-type="float">
            <text:p>5450664368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761868695" calcext:value-type="float">
            <text:p>2761868695</text:p>
          </table:table-cell>
          <table:table-cell office:value-type="float" office:value="0.621733" calcext:value-type="float">
            <text:p>0,621733</text:p>
          </table:table-cell>
          <table:table-cell office:value-type="float" office:value="2307" calcext:value-type="float">
            <text:p>2307</text:p>
          </table:table-cell>
          <table:table-cell office:value-type="float" office:value="1.20973" calcext:value-type="float">
            <text:p>1,20973</text:p>
          </table:table-cell>
          <table:table-cell table:style-name="ce1" office:value-type="float" office:value="19345561315" calcext:value-type="float">
            <text:p>19345561315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62108" calcext:value-type="float">
            <text:p>0,262108</text:p>
          </table:table-cell>
          <table:table-cell office:value-type="float" office:value="899" calcext:value-type="float">
            <text:p>899</text:p>
          </table:table-cell>
          <table:table-cell office:value-type="float" office:value="0.369037" calcext:value-type="float">
            <text:p>0,369037</text:p>
          </table:table-cell>
          <table:table-cell table:style-name="ce1" office:value-type="float" office:value="2716874375" calcext:value-type="float">
            <text:p>2716874375</text:p>
          </table:table-cell>
          <table:table-cell office:value-type="float" office:value="3.93419" calcext:value-type="float">
            <text:p>3,93419</text:p>
          </table:table-cell>
          <table:table-cell office:value-type="float" office:value="2721" calcext:value-type="float">
            <text:p>2721</text:p>
          </table:table-cell>
          <table:table-cell office:value-type="float" office:value="5.1908" calcext:value-type="float">
            <text:p>5,1908</text:p>
          </table:table-cell>
          <table:table-cell table:style-name="ce1" office:value-type="float" office:value="54630650429" calcext:value-type="float">
            <text:p>5463065042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750028621" calcext:value-type="float">
            <text:p>2750028621</text:p>
          </table:table-cell>
          <table:table-cell office:value-type="float" office:value="0.621733" calcext:value-type="float">
            <text:p>0,621733</text:p>
          </table:table-cell>
          <table:table-cell office:value-type="float" office:value="2307" calcext:value-type="float">
            <text:p>2307</text:p>
          </table:table-cell>
          <table:table-cell office:value-type="float" office:value="1.20973" calcext:value-type="float">
            <text:p>1,20973</text:p>
          </table:table-cell>
          <table:table-cell table:style-name="ce1" office:value-type="float" office:value="19263917514" calcext:value-type="float">
            <text:p>19263917514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62108" calcext:value-type="float">
            <text:p>0,262108</text:p>
          </table:table-cell>
          <table:table-cell office:value-type="float" office:value="899" calcext:value-type="float">
            <text:p>899</text:p>
          </table:table-cell>
          <table:table-cell office:value-type="float" office:value="0.369037" calcext:value-type="float">
            <text:p>0,369037</text:p>
          </table:table-cell>
          <table:table-cell table:style-name="ce1" office:value-type="float" office:value="2741581062" calcext:value-type="float">
            <text:p>2741581062</text:p>
          </table:table-cell>
          <table:table-cell office:value-type="float" office:value="3.93419" calcext:value-type="float">
            <text:p>3,93419</text:p>
          </table:table-cell>
          <table:table-cell office:value-type="float" office:value="2721" calcext:value-type="float">
            <text:p>2721</text:p>
          </table:table-cell>
          <table:table-cell office:value-type="float" office:value="5.1908" calcext:value-type="float">
            <text:p>5,1908</text:p>
          </table:table-cell>
          <table:table-cell table:style-name="ce1" office:value-type="float" office:value="54769345771" calcext:value-type="float">
            <text:p>5476934577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758339662" calcext:value-type="float">
            <text:p>2758339662</text:p>
          </table:table-cell>
          <table:table-cell office:value-type="float" office:value="0.621733" calcext:value-type="float">
            <text:p>0,621733</text:p>
          </table:table-cell>
          <table:table-cell office:value-type="float" office:value="2307" calcext:value-type="float">
            <text:p>2307</text:p>
          </table:table-cell>
          <table:table-cell office:value-type="float" office:value="1.20973" calcext:value-type="float">
            <text:p>1,20973</text:p>
          </table:table-cell>
          <table:table-cell table:style-name="ce1" office:value-type="float" office:value="20853558104" calcext:value-type="float">
            <text:p>20853558104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262108" calcext:value-type="float">
            <text:p>0,262108</text:p>
          </table:table-cell>
          <table:table-cell table:formula="of:=([.C59]+[.C60]+[.C61]+[.C62]+[.C63])/5" office:value-type="float" office:value="899" calcext:value-type="float">
            <text:p>899</text:p>
          </table:table-cell>
          <table:table-cell table:formula="of:=([.D59]+[.D60]+[.D61]+[.D62]+[.D63])/5" office:value-type="float" office:value="0.369037" calcext:value-type="float">
            <text:p>0,369037</text:p>
          </table:table-cell>
          <table:table-cell table:style-name="ce1" table:formula="of:=([.E59]+[.E60]+[.E61]+[.E62]+[.E63])/5" office:value-type="float" office:value="2717959607.2" calcext:value-type="float">
            <text:p>2717959607,2</text:p>
          </table:table-cell>
          <table:table-cell table:formula="of:=([.F59]+[.F60]+[.F61]+[.F62]+[.F63])/5" office:value-type="float" office:value="3.93419" calcext:value-type="float">
            <text:p>3,93419</text:p>
          </table:table-cell>
          <table:table-cell table:formula="of:=([.G59]+[.G60]+[.G61]+[.G62]+[.G63])/5" office:value-type="float" office:value="2721" calcext:value-type="float">
            <text:p>2721</text:p>
          </table:table-cell>
          <table:table-cell table:formula="of:=([.H59]+[.H60]+[.H61]+[.H62]+[.H63])/5" office:value-type="float" office:value="5.1908" calcext:value-type="float">
            <text:p>5,1908</text:p>
          </table:table-cell>
          <table:table-cell table:style-name="ce1" table:formula="of:=([.I59]+[.I60]+[.I61]+[.I62]+[.I63])/5" office:value-type="float" office:value="54628768016.4" calcext:value-type="float">
            <text:p>54628768016,4</text:p>
          </table:table-cell>
          <table:table-cell table:formula="of:=([.J59]+[.J60]+[.J61]+[.J62]+[.J63])/5" office:value-type="float" office:value="0.117006" calcext:value-type="float">
            <text:p>0,117006</text:p>
          </table:table-cell>
          <table:table-cell table:formula="of:=([.K59]+[.K60]+[.K61]+[.K62]+[.K63])/5" office:value-type="float" office:value="0" calcext:value-type="float">
            <text:p>0</text:p>
          </table:table-cell>
          <table:table-cell table:formula="of:=([.L59]+[.L60]+[.L61]+[.L62]+[.L63])/5" office:value-type="float" office:value="0.117006" calcext:value-type="float">
            <text:p>0,117006</text:p>
          </table:table-cell>
          <table:table-cell table:style-name="ce1" table:formula="of:=([.M59]+[.M60]+[.M61]+[.M62]+[.M63])/5" office:value-type="float" office:value="2752120860.4" calcext:value-type="float">
            <text:p>2752120860,4</text:p>
          </table:table-cell>
          <table:table-cell table:formula="of:=([.N59]+[.N60]+[.N61]+[.N62]+[.N63])/5" office:value-type="float" office:value="0.621733" calcext:value-type="float">
            <text:p>0,621733</text:p>
          </table:table-cell>
          <table:table-cell table:formula="of:=([.O59]+[.O60]+[.O61]+[.O62]+[.O63])/5" office:value-type="float" office:value="2307" calcext:value-type="float">
            <text:p>2307</text:p>
          </table:table-cell>
          <table:table-cell table:formula="of:=([.P59]+[.P60]+[.P61]+[.P62]+[.P63])/5" office:value-type="float" office:value="1.20973" calcext:value-type="float">
            <text:p>1,20973</text:p>
          </table:table-cell>
          <table:table-cell table:style-name="ce1" table:formula="of:=([.Q59]+[.Q60]+[.Q61]+[.Q62]+[.Q63])/5" office:value-type="float" office:value="19844346492.2" calcext:value-type="float">
            <text:p>19844346492,2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10" office:value-type="float" office:value="0.117233" calcext:value-type="float">
            <text:p>0,117233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0.12622" calcext:value-type="float">
            <text:p>0,12622</text:p>
          </table:table-cell>
          <table:table-cell table:style-name="ce13" office:value-type="float" office:value="2670531056" calcext:value-type="float">
            <text:p>2670531056</text:p>
          </table:table-cell>
          <table:table-cell office:value-type="float" office:value="3.77171" calcext:value-type="float">
            <text:p>3,77171</text:p>
          </table:table-cell>
          <table:table-cell office:value-type="float" office:value="3151" calcext:value-type="float">
            <text:p>3151</text:p>
          </table:table-cell>
          <table:table-cell office:value-type="float" office:value="5.21501" calcext:value-type="float">
            <text:p>5,21501</text:p>
          </table:table-cell>
          <table:table-cell table:style-name="ce1" office:value-type="float" office:value="50516278969" calcext:value-type="float">
            <text:p>5051627896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436518385" calcext:value-type="float">
            <text:p>2436518385</text:p>
          </table:table-cell>
          <table:table-cell table:style-name="ce10" office:value-type="float" office:value="0.576317" calcext:value-type="float">
            <text:p>0,576317</text:p>
          </table:table-cell>
          <table:table-cell office:value-type="float" office:value="2204" calcext:value-type="float">
            <text:p>2204</text:p>
          </table:table-cell>
          <table:table-cell office:value-type="float" office:value="1.11891" calcext:value-type="float">
            <text:p>1,11891</text:p>
          </table:table-cell>
          <table:table-cell table:style-name="ce1" office:value-type="float" office:value="20023157294" calcext:value-type="float">
            <text:p>20023157294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10" office:value-type="float" office:value="0.117233" calcext:value-type="float">
            <text:p>0,117233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0.12622" calcext:value-type="float">
            <text:p>0,12622</text:p>
          </table:table-cell>
          <table:table-cell table:style-name="ce13" office:value-type="float" office:value="2657862655" calcext:value-type="float">
            <text:p>2657862655</text:p>
          </table:table-cell>
          <table:table-cell office:value-type="float" office:value="3.77171" calcext:value-type="float">
            <text:p>3,77171</text:p>
          </table:table-cell>
          <table:table-cell office:value-type="float" office:value="3151" calcext:value-type="float">
            <text:p>3151</text:p>
          </table:table-cell>
          <table:table-cell office:value-type="float" office:value="5.21501" calcext:value-type="float">
            <text:p>5,21501</text:p>
          </table:table-cell>
          <table:table-cell table:style-name="ce1" office:value-type="float" office:value="50568567180" calcext:value-type="float">
            <text:p>5056856718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439604929" calcext:value-type="float">
            <text:p>2439604929</text:p>
          </table:table-cell>
          <table:table-cell table:style-name="ce10" office:value-type="float" office:value="0.576317" calcext:value-type="float">
            <text:p>0,576317</text:p>
          </table:table-cell>
          <table:table-cell office:value-type="float" office:value="2204" calcext:value-type="float">
            <text:p>2204</text:p>
          </table:table-cell>
          <table:table-cell office:value-type="float" office:value="1.11891" calcext:value-type="float">
            <text:p>1,11891</text:p>
          </table:table-cell>
          <table:table-cell table:style-name="ce1" office:value-type="float" office:value="20229714010" calcext:value-type="float">
            <text:p>20229714010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10" office:value-type="float" office:value="0.117233" calcext:value-type="float">
            <text:p>0,117233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0.12622" calcext:value-type="float">
            <text:p>0,12622</text:p>
          </table:table-cell>
          <table:table-cell table:style-name="ce13" office:value-type="float" office:value="2671858409" calcext:value-type="float">
            <text:p>2671858409</text:p>
          </table:table-cell>
          <table:table-cell office:value-type="float" office:value="3.77171" calcext:value-type="float">
            <text:p>3,77171</text:p>
          </table:table-cell>
          <table:table-cell office:value-type="float" office:value="3151" calcext:value-type="float">
            <text:p>3151</text:p>
          </table:table-cell>
          <table:table-cell office:value-type="float" office:value="5.21501" calcext:value-type="float">
            <text:p>5,21501</text:p>
          </table:table-cell>
          <table:table-cell table:style-name="ce1" office:value-type="float" office:value="50506028039" calcext:value-type="float">
            <text:p>5050602803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424280260" calcext:value-type="float">
            <text:p>2424280260</text:p>
          </table:table-cell>
          <table:table-cell table:style-name="ce10" office:value-type="float" office:value="0.576317" calcext:value-type="float">
            <text:p>0,576317</text:p>
          </table:table-cell>
          <table:table-cell office:value-type="float" office:value="2204" calcext:value-type="float">
            <text:p>2204</text:p>
          </table:table-cell>
          <table:table-cell office:value-type="float" office:value="1.11891" calcext:value-type="float">
            <text:p>1,11891</text:p>
          </table:table-cell>
          <table:table-cell table:style-name="ce1" office:value-type="float" office:value="20028335729" calcext:value-type="float">
            <text:p>20028335729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10" office:value-type="float" office:value="0.117233" calcext:value-type="float">
            <text:p>0,117233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0.12622" calcext:value-type="float">
            <text:p>0,12622</text:p>
          </table:table-cell>
          <table:table-cell table:style-name="ce13" office:value-type="float" office:value="2650429692" calcext:value-type="float">
            <text:p>2650429692</text:p>
          </table:table-cell>
          <table:table-cell office:value-type="float" office:value="3.77171" calcext:value-type="float">
            <text:p>3,77171</text:p>
          </table:table-cell>
          <table:table-cell office:value-type="float" office:value="3151" calcext:value-type="float">
            <text:p>3151</text:p>
          </table:table-cell>
          <table:table-cell office:value-type="float" office:value="5.21501" calcext:value-type="float">
            <text:p>5,21501</text:p>
          </table:table-cell>
          <table:table-cell table:style-name="ce1" office:value-type="float" office:value="50490426626" calcext:value-type="float">
            <text:p>5049042662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435092196" calcext:value-type="float">
            <text:p>2435092196</text:p>
          </table:table-cell>
          <table:table-cell table:style-name="ce10" office:value-type="float" office:value="0.576317" calcext:value-type="float">
            <text:p>0,576317</text:p>
          </table:table-cell>
          <table:table-cell office:value-type="float" office:value="2204" calcext:value-type="float">
            <text:p>2204</text:p>
          </table:table-cell>
          <table:table-cell office:value-type="float" office:value="1.11891" calcext:value-type="float">
            <text:p>1,11891</text:p>
          </table:table-cell>
          <table:table-cell table:style-name="ce1" office:value-type="float" office:value="20578057817" calcext:value-type="float">
            <text:p>20578057817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10" office:value-type="float" office:value="0.117233" calcext:value-type="float">
            <text:p>0,117233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0.12622" calcext:value-type="float">
            <text:p>0,12622</text:p>
          </table:table-cell>
          <table:table-cell table:style-name="ce13" office:value-type="float" office:value="2663230419" calcext:value-type="float">
            <text:p>2663230419</text:p>
          </table:table-cell>
          <table:table-cell office:value-type="float" office:value="3.77171" calcext:value-type="float">
            <text:p>3,77171</text:p>
          </table:table-cell>
          <table:table-cell office:value-type="float" office:value="3151" calcext:value-type="float">
            <text:p>3151</text:p>
          </table:table-cell>
          <table:table-cell office:value-type="float" office:value="5.21501" calcext:value-type="float">
            <text:p>5,21501</text:p>
          </table:table-cell>
          <table:table-cell table:style-name="ce1" office:value-type="float" office:value="50405277242" calcext:value-type="float">
            <text:p>5040527724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2447961685" calcext:value-type="float">
            <text:p>2447961685</text:p>
          </table:table-cell>
          <table:table-cell table:style-name="ce10" office:value-type="float" office:value="0.576317" calcext:value-type="float">
            <text:p>0,576317</text:p>
          </table:table-cell>
          <table:table-cell office:value-type="float" office:value="2204" calcext:value-type="float">
            <text:p>2204</text:p>
          </table:table-cell>
          <table:table-cell office:value-type="float" office:value="1.11891" calcext:value-type="float">
            <text:p>1,11891</text:p>
          </table:table-cell>
          <table:table-cell table:style-name="ce1" office:value-type="float" office:value="20059450222" calcext:value-type="float">
            <text:p>20059450222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9" table:formula="of:=([.B66]+[.B67]+[.B68]+[.B69]+[.B70])/5" office:value-type="float" office:value="0.117233" calcext:value-type="float">
            <text:p>0,117233</text:p>
          </table:table-cell>
          <table:table-cell table:style-name="ce9" table:formula="of:=([.C66]+[.C67]+[.C68]+[.C69]+[.C70])/5" office:value-type="float" office:value="154" calcext:value-type="float">
            <text:p>154</text:p>
          </table:table-cell>
          <table:table-cell table:style-name="ce9" table:formula="of:=([.D66]+[.D67]+[.D68]+[.D69]+[.D70])/5" office:value-type="float" office:value="0.12622" calcext:value-type="float">
            <text:p>0,12622</text:p>
          </table:table-cell>
          <table:table-cell table:style-name="ce2" table:formula="of:=([.E66]+[.E67]+[.E68]+[.E69]+[.E70])/5" office:value-type="float" office:value="2662782446.2" calcext:value-type="float">
            <text:p>2662782446,2</text:p>
          </table:table-cell>
          <table:table-cell table:style-name="ce9" table:formula="of:=([.F66]+[.F67]+[.F68]+[.F69]+[.F70])/5" office:value-type="float" office:value="3.77171" calcext:value-type="float">
            <text:p>3,77171</text:p>
          </table:table-cell>
          <table:table-cell table:style-name="ce9" table:formula="of:=([.G66]+[.G67]+[.G68]+[.G69]+[.G70])/5" office:value-type="float" office:value="3151" calcext:value-type="float">
            <text:p>3151</text:p>
          </table:table-cell>
          <table:table-cell table:style-name="ce9" table:formula="of:=([.H66]+[.H67]+[.H68]+[.H69]+[.H70])/5" office:value-type="float" office:value="5.21501" calcext:value-type="float">
            <text:p>5,21501</text:p>
          </table:table-cell>
          <table:table-cell table:style-name="ce2" table:formula="of:=([.I66]+[.I67]+[.I68]+[.I69]+[.I70])/5" office:value-type="float" office:value="50497315611.2" calcext:value-type="float">
            <text:p>50497315611,2</text:p>
          </table:table-cell>
          <table:table-cell table:style-name="ce9" table:formula="of:=([.J66]+[.J67]+[.J68]+[.J69]+[.J70])/5" office:value-type="float" office:value="0.117006" calcext:value-type="float">
            <text:p>0,117006</text:p>
          </table:table-cell>
          <table:table-cell table:style-name="ce9" table:formula="of:=([.K66]+[.K67]+[.K68]+[.K69]+[.K70])/5" office:value-type="float" office:value="0" calcext:value-type="float">
            <text:p>0</text:p>
          </table:table-cell>
          <table:table-cell table:style-name="ce9" table:formula="of:=([.L66]+[.L67]+[.L68]+[.L69]+[.L70])/5" office:value-type="float" office:value="0.117006" calcext:value-type="float">
            <text:p>0,117006</text:p>
          </table:table-cell>
          <table:table-cell table:style-name="ce2" table:formula="of:=([.M66]+[.M67]+[.M68]+[.M69]+[.M70])/5" office:value-type="float" office:value="2436691491" calcext:value-type="float">
            <text:p>2436691491</text:p>
          </table:table-cell>
          <table:table-cell table:style-name="ce9" table:formula="of:=([.N66]+[.N67]+[.N68]+[.N69]+[.N70])/5" office:value-type="float" office:value="0.576317" calcext:value-type="float">
            <text:p>0,576317</text:p>
          </table:table-cell>
          <table:table-cell table:style-name="ce9" table:formula="of:=([.O66]+[.O67]+[.O68]+[.O69]+[.O70])/5" office:value-type="float" office:value="2204" calcext:value-type="float">
            <text:p>2204</text:p>
          </table:table-cell>
          <table:table-cell table:style-name="ce9" table:formula="of:=([.P66]+[.P67]+[.P68]+[.P69]+[.P70])/5" office:value-type="float" office:value="1.11891" calcext:value-type="float">
            <text:p>1,11891</text:p>
          </table:table-cell>
          <table:table-cell table:style-name="ce2" table:formula="of:=([.Q66]+[.Q67]+[.Q68]+[.Q69]+[.Q70])/5" office:value-type="float" office:value="20183743014.4" calcext:value-type="float">
            <text:p>20183743014,4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12:38.2309444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5-23T12:29:52.993062904</dc:date>
    <meta:editing-duration>PT32M35S</meta:editing-duration>
    <meta:editing-cycles>6</meta:editing-cycles>
    <meta:generator>LibreOffice/6.0.7.3$Linux_X86_64 LibreOffice_project/00m0$Build-3</meta:generator>
    <meta:document-statistic meta:table-count="1" meta:cell-count="1051" meta:object-count="0"/>
  </office:meta>
</office:document-meta>
</file>